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25801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2" fo:font-size="14pt" officeooo:rsid="0025801b" officeooo:paragraph-rsid="0025801b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2" fo:font-size="14pt" officeooo:rsid="00274925" officeooo:paragraph-rsid="00274925" style:font-size-asian="14pt" style:font-size-complex="14pt"/>
    </style:style>
    <style:style style:name="P4" style:family="paragraph" style:parent-style-name="Title" style:master-page-name="First_20_Page">
      <style:paragraph-properties fo:text-align="center" style:justify-single-word="false" style:page-number="auto"/>
      <style:text-properties style:font-name="Times New Roman2" fo:font-size="16pt" fo:font-weight="bold" officeooo:rsid="0020df9c" officeooo:paragraph-rsid="0025801b" style:font-size-asian="16pt" style:font-weight-asian="bold" style:font-size-complex="16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text-align="center" style:writing-mode="lr-tb"/>
      <style:text-properties fo:font-size="8.5pt" style:font-size-asian="8.5pt" style:font-size-complex="8.5pt"/>
    </style:style>
    <style:style style:name="P9" style:family="paragraph"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style:paragraph-properties fo:text-align="justify" style:writing-mode="lr-tb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style:font-name="Times New Roman2" fo:font-size="14pt" officeooo:rsid="0025801b" style:font-size-asian="14pt" style:font-size-complex="14pt"/>
    </style:style>
    <style:style style:name="T2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4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5" style:family="text">
      <style:text-properties fo:color="#000000" style:font-name="ISOCPEUR" fo:font-size="11pt" fo:language="ru" fo:country="RU" fo:font-style="italic" style:font-name-asian="Times New Roman" style:font-size-asian="11pt" style:font-style-asian="italic" style:font-name-complex="Times New Roman" style:font-size-complex="11pt" style:language-complex="ar" style:country-complex="SA"/>
    </style:style>
    <style:style style:name="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7" style:family="text">
      <style:text-properties fo:color="#000000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8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9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10" style:family="text">
      <style:text-properties fo:color="#000000" style:font-name="ISOCPEUR" fo:font-size="14pt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style:style style:name="T11" style:family="text">
      <style:text-properties fo:color="#000000" style:font-name="ISOCPEUR" fo:font-size="14pt" fo:font-style="italic" fo:font-weight="normal" style:font-name-asian="Times New Roman" style:font-size-asian="14pt" style:font-style-asian="italic" style:font-weight-asian="normal" style:font-name-complex="Times New Roman" style:font-size-complex="14pt" style:language-complex="ar" style:country-complex="SA" style:font-weight-complex="normal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draw:g text:anchor-type="page" text:anchor-page-number="1" draw:z-index="0" draw:style-name="gr1">
        <draw:custom-shape draw:style-name="gr2" draw:text-style-name="P5" svg:width="18.303cm" svg:height="28.304cm" svg:x="1.702cm" svg:y="0.568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08cm" svg:y1="24.885cm" svg:x2="2.61cm" svg:y2="26.353cm">
          <text:p/>
        </draw:line>
        <draw:line draw:style-name="gr3" draw:text-style-name="P6" svg:x1="1.71cm" svg:y1="24.871cm" svg:x2="19.982cm" svg:y2="24.871cm">
          <text:p/>
        </draw:line>
        <draw:line draw:style-name="gr3" draw:text-style-name="P6" svg:x1="3.699cm" svg:y1="24.897cm" svg:x2="3.701cm" svg:y2="28.855cm">
          <text:p/>
        </draw:line>
        <draw:line draw:style-name="gr3" draw:text-style-name="P6" svg:x1="6.201cm" svg:y1="24.897cm" svg:x2="6.203cm" svg:y2="28.855cm">
          <text:p/>
        </draw:line>
        <draw:line draw:style-name="gr3" draw:text-style-name="P6" svg:x1="7.7cm" svg:y1="24.897cm" svg:x2="7.702cm" svg:y2="28.855cm">
          <text:p/>
        </draw:line>
        <draw:line draw:style-name="gr3" draw:text-style-name="P6" svg:x1="8.702cm" svg:y1="24.885cm" svg:x2="8.704cm" svg:y2="28.841cm">
          <text:p/>
        </draw:line>
        <draw:line draw:style-name="gr3" draw:text-style-name="P6" svg:x1="16.204cm" svg:y1="26.379cm" svg:x2="16.208cm" svg:y2="27.36cm">
          <text:p/>
        </draw:line>
        <draw:line draw:style-name="gr4" draw:text-style-name="P6" svg:x1="1.71cm" svg:y1="27.869cm" svg:x2="8.683cm" svg:y2="27.871cm">
          <text:p/>
        </draw:line>
        <draw:line draw:style-name="gr4" draw:text-style-name="P6" svg:x1="1.71cm" svg:y1="28.37cm" svg:x2="8.683cm" svg:y2="28.37cm">
          <text:p/>
        </draw:line>
        <draw:frame draw:style-name="gr5" draw:text-style-name="P6" svg:width="0.809cm" svg:height="0.436cm" svg:x="1.751cm" svg:y="25.905cm">
          <draw:text-box>
            <text:p text:style-name="P6"><text:span text:style-name="T2">Изм</text:span></text:p>
          </draw:text-box>
        </draw:frame>
        <draw:frame draw:style-name="gr5" draw:text-style-name="P6" svg:width="1.006cm" svg:height="0.436cm" svg:x="2.663cm" svg:y="25.905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776cm" svg:y="25.905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7" svg:width="1.403cm" svg:height="0.436cm" svg:x="6.251cm" svg:y="25.905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745cm" svg:y="25.905cm">
          <draw:text-box>
            <text:p text:style-name="P6"><text:span text:style-name="T4">Дата</text:span></text:p>
          </draw:text-box>
        </draw:frame>
        <draw:frame draw:style-name="gr5" draw:text-style-name="P6" svg:width="1.35cm" svg:height="0.436cm" svg:x="16.266cm" svg:y="26.395cm">
          <draw:text-box>
            <text:p text:style-name="P6"><text:span text:style-name="T2">Лист</text:span></text:p>
          </draw:text-box>
        </draw:frame>
        <draw:custom-shape draw:style-name="gr6" draw:text-style-name="P5" svg:width="1.35cm" svg:height="0.438cm" svg:x="16.277cm" svg:y="26.922cm">
          <text:p/>
          <draw:enhanced-geometry svg:viewBox="0 0 21600 21600" draw:type="mso-spt202" draw:enhanced-path="M 0 0 L 21600 0 21600 21600 0 21600 0 0 Z N"/>
        </draw:custom-shape>
        <draw:frame draw:style-name="gr5" draw:text-style-name="P9" svg:width="11.127cm" svg:height="0.675cm" svg:x="8.803cm" svg:y="25.307cm">
          <draw:text-box>
            <text:p text:style-name="P9"><text:span text:style-name="T5">Приложение</text:span></text:p>
          </draw:text-box>
        </draw:frame>
        <draw:line draw:style-name="gr3" draw:text-style-name="P6" svg:x1="1.713cm" svg:y1="26.37cm" svg:x2="19.985cm" svg:y2="26.37cm">
          <text:p/>
        </draw:line>
        <draw:line draw:style-name="gr3" draw:text-style-name="P6" svg:x1="1.72cm" svg:y1="25.876cm" svg:x2="8.693cm" svg:y2="25.876cm">
          <text:p/>
        </draw:line>
        <draw:line draw:style-name="gr4" draw:text-style-name="P6" svg:x1="1.71cm" svg:y1="25.37cm" svg:x2="8.683cm" svg:y2="25.37cm">
          <text:p/>
        </draw:line>
        <draw:line draw:style-name="gr4" draw:text-style-name="P6" svg:x1="1.71cm" svg:y1="27.37cm" svg:x2="8.683cm" svg:y2="27.37cm">
          <text:p/>
        </draw:line>
        <draw:line draw:style-name="gr4" draw:text-style-name="P6" svg:x1="1.71cm" svg:y1="26.866cm" svg:x2="8.683cm" svg:y2="26.866cm">
          <text:p/>
        </draw:line>
        <draw:g draw:style-name="gr7">
          <draw:frame draw:style-name="gr5" draw:text-style-name="P10" svg:width="1.945cm" svg:height="0.438cm" svg:x="1.727cm" svg:y="26.418cm">
            <draw:text-box>
              <text:p text:style-name="P10"><text:span text:style-name="T2"><text:s/></text:span><text:span text:style-name="T2">Разраб.</text:span></text:p>
            </draw:text-box>
          </draw:frame>
        </draw:g>
        <draw:g draw:style-name="gr7">
          <draw:frame draw:style-name="gr5" draw:text-style-name="P10" svg:width="1.945cm" svg:height="0.436cm" svg:x="1.727cm" svg:y="26.899cm">
            <draw:text-box>
              <text:p text:style-name="P10"><text:span text:style-name="T2"><text:s/></text:span><text:span text:style-name="T6">Руковод</text:span><text:span text:style-name="T2">.</text:span></text:p>
            </draw:text-box>
          </draw:frame>
        </draw:g>
        <draw:g draw:style-name="gr7">
          <draw:frame draw:style-name="gr5" draw:text-style-name="P10" svg:width="1.945cm" svg:height="0.436cm" svg:x="1.727cm" svg:y="27.402cm">
            <draw:text-box>
              <text:p text:style-name="P10"><text:span text:style-name="T6"><text:s/></text:span><text:span text:style-name="T6">Консул</text:span><text:span text:style-name="T2">.</text:span></text:p>
            </draw:text-box>
          </draw:frame>
        </draw:g>
        <draw:g draw:style-name="gr7">
          <draw:frame draw:style-name="gr5" draw:text-style-name="P10" svg:width="1.945cm" svg:height="0.438cm" svg:x="1.727cm" svg:y="27.899cm">
            <draw:text-box>
              <text:p text:style-name="P10"><text:span text:style-name="T2"><text:s/></text:span><text:span text:style-name="T2">Н. Контр.</text:span></text:p>
            </draw:text-box>
          </draw:frame>
          <draw:custom-shape draw:style-name="gr6" draw:text-style-name="P5" svg:width="2.352cm" svg:height="0.438cm" svg:x="3.773cm" svg:y="27.899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10" svg:width="1.945cm" svg:height="0.436cm" svg:x="1.727cm" svg:y="28.379cm">
            <draw:text-box>
              <text:p text:style-name="P10"><text:span text:style-name="T2"><text:s/></text:span><text:span text:style-name="T6">Зав.каф</text:span><text:span text:style-name="T2">.</text:span></text:p>
            </draw:text-box>
          </draw:frame>
          <draw:frame draw:style-name="gr5" draw:text-style-name="P10" svg:width="2.352cm" svg:height="0.436cm" svg:x="3.771cm" svg:y="28.379cm">
            <draw:text-box>
              <text:p text:style-name="P10"><text:span text:style-name="T7">Поляков В.М.</text:span></text:p>
            </draw:text-box>
          </draw:frame>
        </draw:g>
        <draw:line draw:style-name="gr3" draw:text-style-name="P6" svg:x1="14.703cm" svg:y1="26.379cm" svg:x2="14.705cm" svg:y2="28.841cm">
          <text:p/>
        </draw:line>
        <draw:frame draw:style-name="gr5" draw:text-style-name="P6" svg:width="5.758cm" svg:height="2.276cm" svg:x="8.828cm" svg:y="26.485cm">
          <draw:text-box>
            <text:p text:style-name="P6"><text:span text:style-name="T8">ПРОГРАММНОЕ ОБЕСПЕЧЕНИЕ ДЛЯ АВТОМАТИЧЕСКОЙ АВТОРИЗАЦИИ ПОЛЬЗОВАТЕЛЕЙ ОС UNIX</text:span></text:p>
          </draw:text-box>
        </draw:frame>
        <draw:line draw:style-name="gr3" draw:text-style-name="P6" svg:x1="14.715cm" svg:y1="26.871cm" svg:x2="19.994cm" svg:y2="26.871cm">
          <text:p/>
        </draw:line>
        <draw:line draw:style-name="gr3" draw:text-style-name="P6" svg:x1="14.711cm" svg:y1="27.37cm" svg:x2="19.99cm" svg:y2="27.372cm">
          <text:p/>
        </draw:line>
        <draw:line draw:style-name="gr3" draw:text-style-name="P6" svg:x1="17.703cm" svg:y1="26.379cm" svg:x2="17.705cm" svg:y2="27.36cm">
          <text:p/>
        </draw:line>
        <draw:frame draw:style-name="gr5" draw:text-style-name="P6" svg:width="1.348cm" svg:height="0.436cm" svg:x="14.783cm" svg:y="26.395cm">
          <draw:text-box>
            <text:p text:style-name="P6"><text:span text:style-name="T2">Лит.</text:span></text:p>
          </draw:text-box>
        </draw:frame>
        <draw:frame draw:style-name="gr5" draw:text-style-name="P6" svg:width="2.13cm" svg:height="0.436cm" svg:x="17.776cm" svg:y="26.395cm">
          <draw:text-box>
            <text:p text:style-name="P6"><text:span text:style-name="T2">Листов</text:span></text:p>
          </draw:text-box>
        </draw:frame>
        <draw:custom-shape draw:style-name="gr6" draw:text-style-name="P5" svg:width="2.128cm" svg:height="0.436cm" svg:x="17.799cm" svg:y="26.906cm">
          <text:p/>
          <draw:enhanced-geometry svg:viewBox="0 0 21600 21600" draw:type="mso-spt202" draw:enhanced-path="M 0 0 L 21600 0 21600 21600 0 21600 0 0 Z N"/>
        </draw:custom-shape>
        <draw:line draw:style-name="gr4" draw:text-style-name="P6" svg:x1="15.206cm" svg:y1="26.883cm" svg:x2="15.208cm" svg:y2="27.361cm">
          <text:p/>
        </draw:line>
        <draw:line draw:style-name="gr4" draw:text-style-name="P6" svg:x1="15.703cm" svg:y1="26.883cm" svg:x2="15.705cm" svg:y2="27.361cm">
          <text:p/>
        </draw:line>
        <draw:frame draw:style-name="gr5" draw:text-style-name="P6" svg:width="5.134cm" svg:height="0.623cm" svg:x="14.783cm" svg:y="27.758cm">
          <draw:text-box>
            <text:p text:style-name="P6"><text:span text:style-name="T9">СКФ БГТУ им. В.Г.Шухова, ПВ-41</text:span></text:p>
          </draw:text-box>
        </draw:frame>
      </draw:g>
      <draw:g text:anchor-type="page" text:anchor-page-number="2" draw:z-index="1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11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" draw:z-index="2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" draw:z-index="3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11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5" draw:z-index="4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6" draw:z-index="5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13" svg:width="10.134cm" svg:height="0.675cm" svg:x="8.689cm" svg:y="27.928cm">
          <draw:text-box>
            <text:p text:style-name="P12"><text:span text:style-name="T11">Приложение</text:span></text:p>
          </draw:text-box>
        </draw:frame>
      </draw:g>
      <draw:g text:anchor-type="page" text:anchor-page-number="7" draw:z-index="6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8" draw:z-index="7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9" draw:z-index="8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0" draw:z-index="9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1" draw:z-index="10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2" draw:z-index="11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3" draw:z-index="12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4" draw:z-index="13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5" draw:z-index="14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6" draw:z-index="15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7" draw:z-index="16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8" draw:z-index="17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19" draw:z-index="18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0" draw:z-index="19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1" draw:z-index="20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2" draw:z-index="21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3" draw:z-index="22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4" draw:z-index="23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5" draw:z-index="24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6" draw:z-index="25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7" draw:z-index="26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8" draw:z-index="27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29" draw:z-index="28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0" draw:z-index="29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1" draw:z-index="30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2" draw:z-index="31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3" draw:z-index="32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4" draw:z-index="33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5" draw:z-index="34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6" draw:z-index="35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7" draw:z-index="36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8" draw:z-index="37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39" draw:z-index="38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0" draw:z-index="39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1" draw:z-index="40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2" draw:z-index="41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3" draw:z-index="42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4" draw:z-index="43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5" draw:z-index="44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6" draw:z-index="45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draw:g text:anchor-type="page" text:anchor-page-number="47" draw:z-index="46" draw:style-name="gr1">
        <draw:custom-shape draw:style-name="gr2" draw:text-style-name="P5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612cm" svg:y1="27.543cm" svg:x2="2.614cm" svg:y2="29.014cm">
          <text:p/>
        </draw:line>
        <draw:line draw:style-name="gr3" draw:text-style-name="P6" svg:x1="1.621cm" svg:y1="27.529cm" svg:x2="19.893cm" svg:y2="27.529cm">
          <text:p/>
        </draw:line>
        <draw:line draw:style-name="gr3" draw:text-style-name="P6" svg:x1="3.612cm" svg:y1="27.543cm" svg:x2="3.614cm" svg:y2="29.014cm">
          <text:p/>
        </draw:line>
        <draw:line draw:style-name="gr3" draw:text-style-name="P6" svg:x1="6.112cm" svg:y1="27.543cm" svg:x2="6.114cm" svg:y2="29.014cm">
          <text:p/>
        </draw:line>
        <draw:line draw:style-name="gr3" draw:text-style-name="P6" svg:x1="7.611cm" svg:y1="27.559cm" svg:x2="7.613cm" svg:y2="29.016cm">
          <text:p/>
        </draw:line>
        <draw:line draw:style-name="gr3" draw:text-style-name="P6" svg:x1="8.613cm" svg:y1="27.543cm" svg:x2="8.615cm" svg:y2="29cm">
          <text:p/>
        </draw:line>
        <draw:line draw:style-name="gr3" draw:text-style-name="P6" svg:x1="18.912cm" svg:y1="27.543cm" svg:x2="18.916cm" svg:y2="29.014cm">
          <text:p/>
        </draw:line>
        <draw:line draw:style-name="gr4" draw:text-style-name="P6" svg:x1="1.621cm" svg:y1="28.028cm" svg:x2="8.594cm" svg:y2="28.03cm">
          <text:p/>
        </draw:line>
        <draw:line draw:style-name="gr3" draw:text-style-name="P6" svg:x1="1.621cm" svg:y1="28.529cm" svg:x2="8.594cm" svg:y2="28.529cm">
          <text:p/>
        </draw:line>
        <draw:line draw:style-name="gr4" draw:text-style-name="P6" svg:x1="18.925cm" svg:y1="28.037cm" svg:x2="19.904cm" svg:y2="28.037cm">
          <text:p/>
        </draw:line>
        <draw:frame draw:style-name="gr5" draw:text-style-name="P6" svg:width="0.914cm" svg:height="0.436cm" svg:x="1.661cm" svg:y="28.538cm">
          <draw:text-box>
            <text:p text:style-name="P6"><text:span text:style-name="T2">Изм.</text:span></text:p>
          </draw:text-box>
        </draw:frame>
        <draw:frame draw:style-name="gr5" draw:text-style-name="P6" svg:width="0.916cm" svg:height="0.436cm" svg:x="2.642cm" svg:y="28.538cm">
          <draw:text-box>
            <text:p text:style-name="P6"><text:span text:style-name="T2">Лист</text:span></text:p>
          </draw:text-box>
        </draw:frame>
        <draw:frame draw:style-name="gr5" draw:text-style-name="P6" svg:width="2.354cm" svg:height="0.436cm" svg:x="3.686cm" svg:y="28.538cm">
          <draw:text-box>
            <text:p text:style-name="P6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161cm" svg:y="28.538cm">
          <draw:text-box>
            <text:p text:style-name="P6"><text:span text:style-name="T3">Подпись</text:span></text:p>
          </draw:text-box>
        </draw:frame>
        <draw:frame draw:style-name="gr5" draw:text-style-name="P8" svg:width="0.914cm" svg:height="0.436cm" svg:x="7.655cm" svg:y="28.538cm">
          <draw:text-box>
            <text:p text:style-name="P6"><text:span text:style-name="T4">Дата</text:span></text:p>
          </draw:text-box>
        </draw:frame>
        <draw:frame draw:style-name="gr5" draw:text-style-name="P6" svg:width="0.916cm" svg:height="0.436cm" svg:x="18.942cm" svg:y="27.572cm">
          <draw:text-box>
            <text:p text:style-name="P6"><text:span text:style-name="T2">Лист</text:span></text:p>
          </draw:text-box>
        </draw:frame>
        <draw:custom-shape draw:style-name="gr6" draw:text-style-name="P5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6" svg:width="10.134cm" svg:height="0.675cm" svg:x="8.689cm" svg:y="27.928cm">
          <draw:text-box>
            <text:p text:style-name="P11"><text:span text:style-name="T10">Приложение</text:span></text:p>
          </draw:text-box>
        </draw:frame>
      </draw:g>
      <text:h text:style-name="P4" text:outline-level="1" text:is-list-header="true">Приложение</text:h>
      <text:p text:style-name="P2">#ifndef ACTFUN_H </text:p>
      <text:p text:style-name="P2">#define ACTFUN_H </text:p>
      <text:p text:style-name="P2">#include &lt;math.h&gt; </text:p>
      <text:p text:style-name="P2">class ActFun </text:p>
      <text:p text:style-name="P2">{ </text:p>
      <text:p text:style-name="P2">public: </text:p>
      <text:p text:style-name="P2"><text:s text:c="4"/>//активационная функция - гиперболический тангенс </text:p>
      <text:p text:style-name="P2"><text:s text:c="4"/>static float activation(float value); </text:p>
      <text:p text:style-name="P2">}; </text:p>
      <text:p text:style-name="P2">#endif // ACTFUN_H</text:p>
      <text:p text:style-name="P2">#include "actfun.h" </text:p>
      <text:p text:style-name="P2">float ActFun::activation(float value) { </text:p>
      <text:p text:style-name="P2"><text:s text:c="4"/>return 1.7159 * tanh(0.6666 * value); </text:p>
      <text:p text:style-name="P2">}</text:p>
      <text:p text:style-name="P2">#ifndef FCFILE_H </text:p>
      <text:p text:style-name="P2">#define FCFILE_H </text:p>
      <text:p text:style-name="P2">#include &lt;QString&gt; </text:p>
      <text:p text:style-name="P2">#include &lt;QFile&gt; </text:p>
      <text:p text:style-name="P2">#include &lt;QTextStream&gt; </text:p>
      <text:p text:style-name="P2">#include &lt;QStringList&gt; </text:p>
      <text:p text:style-name="P2">#include &lt;QDir&gt; </text:p>
      <text:p text:style-name="P2">#include &lt;QFileInfoList&gt; </text:p>
      <text:p text:style-name="P2">#include &lt;QImage&gt; </text:p>
      <text:p text:style-name="P2">#include &lt;QDebug&gt; </text:p>
      <text:p text:style-name="P2">#include &lt;fcvector.h&gt; </text:p>
      <text:p text:style-name="P2"><text:soft-page-break/>#include &lt;imaging.h&gt; </text:p>
      <text:p text:style-name="P2">class FCFile </text:p>
      <text:p text:style-name="P2">{ </text:p>
      <text:p text:style-name="P2">public: </text:p>
      <text:p text:style-name="P2"><text:s text:c="4"/>static list_vfloat2d openFaces(QString open_directory); </text:p>
      <text:p text:style-name="P2"><text:s text:c="4"/>static void save_net(vfloat data, QString path_save); </text:p>
      <text:p text:style-name="P2"><text:s text:c="4"/>static vfloat load_net(QString path_load); </text:p>
      <text:p text:style-name="P2"><text:s text:c="4"/>static QStringList read_file(QString path); </text:p>
      <text:p text:style-name="P2">}; </text:p>
      <text:p text:style-name="P2">#endif // FCFILE_H</text:p>
      <text:p text:style-name="P2">#include "fcfile.h" </text:p>
      <text:p text:style-name="P2">void FCFile::save_net(vfloat data, QString path_save) { </text:p>
      <text:p text:style-name="P2"><text:s text:c="4"/>QFile file(path_save); </text:p>
      <text:p text:style-name="P2"><text:s text:c="4"/>file.open(QIODevice::WriteOnly | QIODevice::Text); </text:p>
      <text:p text:style-name="P2"><text:s text:c="4"/>QTextStream out(&amp;file); </text:p>
      <text:p text:style-name="P2"><text:s text:c="4"/>for(int i=0; i&lt;data.size(); i++) { </text:p>
      <text:p text:style-name="P2"><text:s text:c="8"/>out&lt;&lt;QString::number(data[i])&lt;&lt;"|"; </text:p>
      <text:p text:style-name="P2"><text:s text:c="4"/>} </text:p>
      <text:p text:style-name="P2"><text:s text:c="4"/>file.close(); </text:p>
      <text:p text:style-name="P2">} </text:p>
      <text:p text:style-name="P2">vfloat FCFile::load_net(QString path_load) { </text:p>
      <text:p text:style-name="P2"><text:s text:c="4"/>QStringList file = read_file(path_load); </text:p>
      <text:p text:style-name="P2"><text:s text:c="4"/>QString line = file.at(0); </text:p>
      <text:p text:style-name="P2"><text:s text:c="4"/>QStringList line_splitted = line.split("|"); </text:p>
      <text:p text:style-name="P2"><text:s text:c="4"/>vfloat data; </text:p>
      <text:p text:style-name="P2"><text:s text:c="4"/>for(int i=0; i&lt;line_splitted.size(); i++) { </text:p>
      <text:p text:style-name="P2"><text:s text:c="8"/>QString val = line_splitted.at(i); </text:p>
      <text:p text:style-name="P2"><text:s text:c="8"/>data.append(val.toFloat()); </text:p>
      <text:p text:style-name="P2"><text:s text:c="4"/>} </text:p>
      <text:p text:style-name="P2"><text:s text:c="4"/>return data; </text:p>
      <text:p text:style-name="P2"><text:soft-page-break/>} </text:p>
      <text:p text:style-name="P2">QStringList FCFile::read_file(QString path) { </text:p>
      <text:p text:style-name="P2"><text:s text:c="4"/>QFile file(path); </text:p>
      <text:p text:style-name="P2"><text:s text:c="4"/>file.open(QIODevice::ReadOnly); </text:p>
      <text:p text:style-name="P2"><text:s text:c="4"/>QStringList StrList; </text:p>
      <text:p text:style-name="P2"><text:s text:c="4"/>while(!file.atEnd()) { </text:p>
      <text:p text:style-name="P2"><text:s text:c="8"/>StrList&lt;&lt;file.readLine(); </text:p>
      <text:p text:style-name="P2"><text:s text:c="4"/>} </text:p>
      <text:p text:style-name="P2"><text:s text:c="4"/>file.close(); </text:p>
      <text:p text:style-name="P2"><text:s text:c="4"/>return StrList; </text:p>
      <text:p text:style-name="P2">} </text:p>
      <text:p text:style-name="P2">list_vfloat2d FCFile::openFaces(QString open_directory) { </text:p>
      <text:p text:style-name="P2"><text:s text:c="3"/>QDir dir(open_directory); </text:p>
      <text:p text:style-name="P2"><text:s text:c="4"/>QFileInfoList dirContent = dir.entryInfoList(QStringList() &lt;&lt; "*.jpg", QDir::Dirs | QDir::Files | QDir::NoDotAndDotDot); </text:p>
      <text:p text:style-name="P2"><text:s text:c="4"/>list_vfloat2d all_faces; </text:p>
      <text:p text:style-name="P2"><text:s text:c="4"/>for(int i=0; i&lt;dirContent.length(); i++) { </text:p>
      <text:p text:style-name="P2"><text:s text:c="8"/>QImage face; </text:p>
      <text:p text:style-name="P2"><text:s text:c="8"/>face.load(dirContent.at(i).absoluteFilePath()); </text:p>
      <text:p text:style-name="P2"><text:s text:c="8"/>face = Imaging::toNeuro(face,32,36); </text:p>
      <text:p text:style-name="P2"><text:s text:c="8"/>vfloat2d one_face = Imaging::open_image(face); </text:p>
      <text:p text:style-name="P2"><text:s text:c="8"/>all_faces.append(one_face); </text:p>
      <text:p text:style-name="P2"><text:s text:c="4"/>} </text:p>
      <text:p text:style-name="P2"><text:s text:c="4"/>qDebug()&lt;&lt;all_faces.size(); </text:p>
      <text:p text:style-name="P2"><text:s text:c="4"/>return all_faces; </text:p>
      <text:p text:style-name="P2">}</text:p>
      <text:p text:style-name="P2">#ifndef FCVECTOR_H </text:p>
      <text:p text:style-name="P2">#define FCVECTOR_H </text:p>
      <text:p text:style-name="P2">#include &lt;math.h&gt; </text:p>
      <text:p text:style-name="P2">#include &lt;QVector&gt; </text:p>
      <text:p text:style-name="P2"><text:soft-page-break/>typedef QVector&lt;float&gt; vfloat; </text:p>
      <text:p text:style-name="P2">typedef QVector&lt;QVector&lt;float&gt; &gt; vfloat2d; </text:p>
      <text:p text:style-name="P2">typedef QList&lt;vfloat&gt; list_vfloat; </text:p>
      <text:p text:style-name="P2">typedef QList&lt;vfloat2d&gt; list_vfloat2d; </text:p>
      <text:p text:style-name="P2">typedef QList&lt;list_vfloat2d&gt; list2d_vfloat2d; </text:p>
      <text:p text:style-name="P2">typedef QVector&lt;int&gt; vint; </text:p>
      <text:p text:style-name="P2">typedef QVector&lt;vint&gt; vint2d; </text:p>
      <text:p text:style-name="P2">typedef QList&lt;vint&gt; list_vint; </text:p>
      <text:p text:style-name="P2">class FCVector </text:p>
      <text:p text:style-name="P2">{ </text:p>
      <text:p text:style-name="P2">public: </text:p>
      <text:p text:style-name="P2"><text:s text:c="4"/>static vfloat2d vfloat2d_create(const int M, const int N); </text:p>
      <text:p text:style-name="P2"><text:s text:c="4"/>static vfloat vfloat_sum(vfloat &amp;vector1, vfloat &amp;vector2); </text:p>
      <text:p text:style-name="P2"><text:s text:c="4"/>static float vfloat_sum_elem(vfloat &amp;vector); </text:p>
      <text:p text:style-name="P2"><text:s text:c="4"/>static vfloat vfloat_pow(vfloat &amp;vector, double power); </text:p>
      <text:p text:style-name="P2"><text:s text:c="4"/>static vfloat vfloat_sub(vfloat &amp;vector1, vfloat &amp;vector2); </text:p>
      <text:p text:style-name="P2">}; </text:p>
      <text:p text:style-name="P2">#endif // FCVECTOR_H</text:p>
      <text:p text:style-name="P2">#include "fcvector.h" </text:p>
      <text:p text:style-name="P2">vfloat FCVector::vfloat_sum(vfloat &amp;vector1, vfloat &amp;vector2) { </text:p>
      <text:p text:style-name="P2"><text:s text:c="4"/>if(vector1.size() != vector2.size()) { </text:p>
      <text:p text:style-name="P2"><text:s text:c="8"/>exit(9); </text:p>
      <text:p text:style-name="P2"><text:s text:c="4"/>} </text:p>
      <text:p text:style-name="P2"><text:s text:c="4"/>int i=0; </text:p>
      <text:p text:style-name="P2"><text:s text:c="4"/>vfloat ret(vector1.size()); </text:p>
      <text:p text:style-name="P2"><text:s text:c="4"/>for(i=0; i&lt;vector1.size(); i++) { </text:p>
      <text:p text:style-name="P2"><text:s text:c="8"/>ret[i] = vector1[i] + vector2[i]; </text:p>
      <text:p text:style-name="P2"><text:s text:c="4"/>} </text:p>
      <text:p text:style-name="P2"><text:s text:c="4"/>return ret; </text:p>
      <text:p text:style-name="P2">} </text:p>
      <text:p text:style-name="P2"><text:soft-page-break/>float FCVector::vfloat_sum_elem(vfloat &amp;vector) { </text:p>
      <text:p text:style-name="P2"><text:s text:c="4"/>float sum; </text:p>
      <text:p text:style-name="P2"><text:s text:c="4"/>for(int i=0; i&lt;vector.size(); i++) { </text:p>
      <text:p text:style-name="P2"><text:s text:c="8"/>sum = sum + vector[i]; </text:p>
      <text:p text:style-name="P2"><text:s text:c="4"/>} </text:p>
      <text:p text:style-name="P2"><text:s text:c="4"/>return sum; </text:p>
      <text:p text:style-name="P2">} </text:p>
      <text:p text:style-name="P2">vfloat FCVector::vfloat_sub(vfloat &amp;vector1, vfloat &amp;vector2) { </text:p>
      <text:p text:style-name="P2"><text:s text:c="4"/>if(vector1.size() != vector2.size()) { </text:p>
      <text:p text:style-name="P2"><text:s text:c="8"/>exit(9); </text:p>
      <text:p text:style-name="P2"><text:s text:c="4"/>} </text:p>
      <text:p text:style-name="P2"><text:s text:c="4"/>int i=0; </text:p>
      <text:p text:style-name="P2"><text:s text:c="4"/>vfloat ret(vector1.size()); </text:p>
      <text:p text:style-name="P2"><text:s text:c="4"/>for(i=0; i&lt;vector1.size(); i++) { </text:p>
      <text:p text:style-name="P2"><text:s text:c="8"/>ret[i] = vector1[i] - vector2[i]; </text:p>
      <text:p text:style-name="P2"><text:s text:c="4"/>} </text:p>
      <text:p text:style-name="P2"><text:s text:c="4"/>return ret; </text:p>
      <text:p text:style-name="P2">} </text:p>
      <text:p text:style-name="P2">vfloat FCVector::vfloat_pow(vfloat &amp;vector, double power) { </text:p>
      <text:p text:style-name="P2"><text:s text:c="4"/>int i=0; </text:p>
      <text:p text:style-name="P2"><text:s text:c="4"/>vfloat ret(vector.size()); </text:p>
      <text:p text:style-name="P2"><text:s text:c="4"/>for(i=0; i&lt;vector.size(); i++) { </text:p>
      <text:p text:style-name="P2"><text:s text:c="8"/>ret[i] = pow(vector[i],power); </text:p>
      <text:p text:style-name="P2"><text:s text:c="4"/>} </text:p>
      <text:p text:style-name="P2"><text:s text:c="4"/>return ret; </text:p>
      <text:p text:style-name="P2">} </text:p>
      <text:p text:style-name="P2">vfloat2d FCVector::vfloat2d_create(const int M, const int N) { </text:p>
      <text:p text:style-name="P2"><text:s text:c="4"/>vfloat2d vector; </text:p>
      <text:p text:style-name="P2"><text:s text:c="4"/>vector.resize(M); </text:p>
      <text:p text:style-name="P2"><text:s text:c="4"/>for(int i=0; i&lt;M; i++) { </text:p>
      <text:p text:style-name="P2"><text:soft-page-break/><text:s text:c="8"/>vector[i].resize(N); </text:p>
      <text:p text:style-name="P2"><text:s text:c="4"/>} </text:p>
      <text:p text:style-name="P2"><text:s text:c="4"/>return vector; </text:p>
      <text:p text:style-name="P2">}</text:p>
      <text:p text:style-name="P2">#ifndef IMAGING_H </text:p>
      <text:p text:style-name="P2">#define IMAGING_H </text:p>
      <text:p text:style-name="P2">#include &lt;fcvector.h&gt; </text:p>
      <text:p text:style-name="P2">#include &lt;QImage&gt; </text:p>
      <text:p text:style-name="P2">#include &lt;QColor&gt; </text:p>
      <text:p text:style-name="P2">class Imaging </text:p>
      <text:p text:style-name="P2">{ </text:p>
      <text:p text:style-name="P2">public: </text:p>
      <text:p text:style-name="P2"><text:s text:c="4"/>static QImage toNeuro(QImage img, int height, int width); </text:p>
      <text:p text:style-name="P2"><text:s text:c="4"/>static vfloat2d open_image(QImage image); </text:p>
      <text:p text:style-name="P2"><text:s text:c="4"/>static QImage toGrayscale(QImage img); </text:p>
      <text:p text:style-name="P2"><text:s text:c="4"/>static QImage drawRect(QImage &amp;img, int width, int height, int length); </text:p>
      <text:p text:style-name="P2"><text:s text:c="4"/>static QImage skinFilter(QImage image); </text:p>
      <text:p text:style-name="P2"><text:s text:c="4"/>static bool isSkin(QColor color); </text:p>
      <text:p text:style-name="P2"><text:s text:c="4"/>static int minRgb(int r, int g, int b); </text:p>
      <text:p text:style-name="P2"><text:s text:c="4"/>static int maxRgb(int r, int g, int b); </text:p>
      <text:p text:style-name="P2"><text:s text:c="4"/>static QImage toSobel(QImage img); </text:p>
      <text:p text:style-name="P2">}; </text:p>
      <text:p text:style-name="P2">#endif // IMAGING_H</text:p>
      <text:p text:style-name="P2">#include "imaging.h" </text:p>
      <text:p text:style-name="P2">vfloat2d Imaging::open_image(QImage image) { </text:p>
      <text:p text:style-name="P2"><text:s text:c="4"/>vfloat2d ret_val; </text:p>
      <text:p text:style-name="P2"><text:s text:c="4"/>ret_val.resize(image.height()); </text:p>
      <text:p text:style-name="P2"><text:s text:c="4"/>for(int i=0; i&lt;image.height(); i++) { </text:p>
      <text:p text:style-name="P2"><text:s text:c="8"/>ret_val[i].resize(image.width()); </text:p>
      <text:p text:style-name="P2"><text:s text:c="8"/>for(int j=0; j&lt;image.width(); j++) { </text:p>
      <text:p text:style-name="P2"><text:soft-page-break/><text:s text:c="12"/>QColor color = image.pixel(j,i); </text:p>
      <text:p text:style-name="P2"><text:s text:c="12"/>int r; </text:p>
      <text:p text:style-name="P2"><text:s text:c="12"/>color.getRgb(&amp;r,&amp;r,&amp;r); </text:p>
      <text:p text:style-name="P2"><text:s text:c="12"/>float pix = (r/100) <text:s/>- 1.275; </text:p>
      <text:p text:style-name="P2"><text:s text:c="12"/>ret_val[i][j] = pix; </text:p>
      <text:p text:style-name="P2"><text:s text:c="8"/>} </text:p>
      <text:p text:style-name="P2"><text:s text:c="4"/>} </text:p>
      <text:p text:style-name="P2"><text:s text:c="4"/>return ret_val; </text:p>
      <text:p text:style-name="P2">} </text:p>
      <text:p text:style-name="P2">QImage Imaging::toGrayscale(QImage img) { </text:p>
      <text:p text:style-name="P2"><text:s text:c="4"/>img = img.convertToFormat(QImage::Format_Indexed8); </text:p>
      <text:p text:style-name="P2"><text:s text:c="4"/>QVector&lt;int&gt; transform_table(img.numColors()); </text:p>
      <text:p text:style-name="P2"><text:s text:c="4"/>for(int i=0; i&lt;img.numColors() ;i++) { </text:p>
      <text:p text:style-name="P2"><text:s text:c="8"/>QRgb c1=img.color(i); </text:p>
      <text:p text:style-name="P2"><text:s text:c="8"/>int avg=qGray(c1); </text:p>
      <text:p text:style-name="P2"><text:s text:c="8"/>transform_table[i]=avg; </text:p>
      <text:p text:style-name="P2"><text:s text:c="4"/>} </text:p>
      <text:p text:style-name="P2"><text:s text:c="4"/>img.setNumColors(256); </text:p>
      <text:p text:style-name="P2"><text:s text:c="4"/>for(int i=0; i&lt;256; i++) { </text:p>
      <text:p text:style-name="P2"><text:s text:c="8"/>img.setColor(i,qRgb(i,i,i)); </text:p>
      <text:p text:style-name="P2"><text:s text:c="4"/>} </text:p>
      <text:p text:style-name="P2"><text:s text:c="4"/>for(int i=0; i&lt;img.numBytes();i++) { </text:p>
      <text:p text:style-name="P2"><text:s text:c="8"/>img.bits()[i]=transform_table[img.bits()[i]]; </text:p>
      <text:p text:style-name="P2"><text:s text:c="4"/>} </text:p>
      <text:p text:style-name="P2"><text:s text:c="4"/>return img; </text:p>
      <text:p text:style-name="P2">} </text:p>
      <text:p text:style-name="P2">QImage Imaging::toNeuro(QImage img, int height, int width) { </text:p>
      <text:p text:style-name="P2"><text:s text:c="4"/>img = toGrayscale(img); </text:p>
      <text:p text:style-name="P2"><text:s text:c="4"/>img = img.scaled(width,height); </text:p>
      <text:p text:style-name="P2"><text:s text:c="4"/>return img; </text:p>
      <text:p text:style-name="P2"><text:soft-page-break/>} </text:p>
      <text:p text:style-name="P2">QImage Imaging::drawRect(QImage &amp;img, int width, int height, int length) { </text:p>
      <text:p text:style-name="P2"><text:s text:c="4"/>for(int i=0; i&lt;length; i++) { </text:p>
      <text:p text:style-name="P2"><text:s text:c="8"/>img.setPixel(width+i,height,-1000); </text:p>
      <text:p text:style-name="P2"><text:s text:c="8"/>img.setPixel(width+i,height+3,-1000); </text:p>
      <text:p text:style-name="P2"><text:s text:c="8"/>img.setPixel(width+i,height+length,-1000); </text:p>
      <text:p text:style-name="P2"><text:s text:c="8"/>img.setPixel(width+i,height+length+3,-1000); </text:p>
      <text:p text:style-name="P2"><text:s text:c="8"/>img.setPixel(width,height+i,-1000); </text:p>
      <text:p text:style-name="P2"><text:s text:c="8"/>img.setPixel(width+3,height+i,-1000); </text:p>
      <text:p text:style-name="P2"><text:s text:c="8"/>img.setPixel(width+length,height+i,-1000); </text:p>
      <text:p text:style-name="P2"><text:s text:c="8"/>img.setPixel(width+length+3,height+i,-1000); </text:p>
      <text:p text:style-name="P2"><text:s text:c="4"/>} </text:p>
      <text:p text:style-name="P2"><text:s text:c="4"/>return img; </text:p>
      <text:p text:style-name="P2">} </text:p>
      <text:p text:style-name="P2">QImage Imaging::skinFilter(QImage image) { </text:p>
      <text:p text:style-name="P2"><text:s text:c="4"/>for(int i=0; i&lt;image.width(); i++) { </text:p>
      <text:p text:style-name="P2"><text:s text:c="8"/>for(int j=0; j&lt;image.height(); j++) { </text:p>
      <text:p text:style-name="P2"><text:s text:c="12"/>if(!isSkin(image.pixel(i,j))) { </text:p>
      <text:p text:style-name="P2"><text:s text:c="16"/>image.setPixel(i,j,0); </text:p>
      <text:p text:style-name="P2"><text:s text:c="12"/>} </text:p>
      <text:p text:style-name="P2"><text:s text:c="8"/>} </text:p>
      <text:p text:style-name="P2"><text:s text:c="4"/>} </text:p>
      <text:p text:style-name="P2"><text:s text:c="4"/>return image; </text:p>
      <text:p text:style-name="P2">} </text:p>
      <text:p text:style-name="P2">bool Imaging::isSkin(QColor color) { </text:p>
      <text:p text:style-name="P2"><text:s text:c="4"/>int r,g,b; </text:p>
      <text:p text:style-name="P2"><text:s text:c="4"/>color.getRgb(&amp;r,&amp;g,&amp;b); </text:p>
      <text:p text:style-name="P2"><text:s text:c="4"/>if((r&gt;95) &amp;&amp; (g&gt;40) &amp;&amp; (b&gt;20) &amp;&amp; ((maxRgb(r,g,b) - minRgb(r,g,b)) &gt; 15) &amp;&amp; (qAbs(r-g) &gt; 15) &amp;&amp; (r&gt;g) &amp;&amp; (r&gt;b) &amp;&amp; ( ((r*100)/(r+g+b)) &lt; 57 ) &amp;&amp; ( ((g*100)/(r+g+b)) &lt; 35 ) &amp;&amp; ( ((b*100)/(r+g+b)) &lt; 35 )) { </text:p>
      <text:p text:style-name="P2"><text:soft-page-break/><text:s text:c="8"/>return true; </text:p>
      <text:p text:style-name="P2"><text:s text:c="4"/>} </text:p>
      <text:p text:style-name="P2"><text:s text:c="4"/>return false; </text:p>
      <text:p text:style-name="P2">} </text:p>
      <text:p text:style-name="P2">int Imaging::minRgb(int r, int g, int b) { </text:p>
      <text:p text:style-name="P2"><text:s text:c="4"/>int min = r; </text:p>
      <text:p text:style-name="P2"><text:s text:c="4"/>if(g&lt;min) { </text:p>
      <text:p text:style-name="P2"><text:s text:c="8"/>min = g; </text:p>
      <text:p text:style-name="P2"><text:s text:c="4"/>} </text:p>
      <text:p text:style-name="P2"><text:s text:c="4"/>if(b&lt;min) { </text:p>
      <text:p text:style-name="P2"><text:s text:c="8"/>min = b; </text:p>
      <text:p text:style-name="P2"><text:s text:c="4"/>} </text:p>
      <text:p text:style-name="P2"><text:s text:c="4"/>return min; </text:p>
      <text:p text:style-name="P2">} </text:p>
      <text:p text:style-name="P2">int Imaging::maxRgb(int r, int g, int b) { </text:p>
      <text:p text:style-name="P2"><text:s text:c="4"/>int max = r; </text:p>
      <text:p text:style-name="P2"><text:s text:c="4"/>if(g&gt;max) { </text:p>
      <text:p text:style-name="P2"><text:s text:c="8"/>max = g; </text:p>
      <text:p text:style-name="P2"><text:s text:c="4"/>} </text:p>
      <text:p text:style-name="P2"><text:s text:c="4"/>if(b&gt;max) { </text:p>
      <text:p text:style-name="P2"><text:s text:c="8"/>max = b; </text:p>
      <text:p text:style-name="P2"><text:s text:c="4"/>} </text:p>
      <text:p text:style-name="P2"><text:s text:c="4"/>return max; </text:p>
      <text:p text:style-name="P2">} </text:p>
      <text:p text:style-name="P2">QImage Imaging::toSobel(QImage img) { </text:p>
      <text:p text:style-name="P2"><text:s text:c="4"/>int mask[3][3]; </text:p>
      <text:p text:style-name="P2"><text:s text:c="4"/>mask[0][0]=1; <text:s/>mask[1][0]=2; <text:s/>mask[2][0]=1; </text:p>
      <text:p text:style-name="P2"><text:s text:c="4"/>mask[0][1]=0; <text:s/>mask[1][1]=0; <text:s/>mask[2][1]=0; </text:p>
      <text:p text:style-name="P2"><text:s text:c="4"/>mask[0][2]=-1; mask[1][2]=-2; mask[2][2]=-1; </text:p>
      <text:p text:style-name="P2"><text:s text:c="4"/>for(int i=1; i&lt;img.width()-2; i++) { </text:p>
      <text:p text:style-name="P2"><text:soft-page-break/><text:s text:c="8"/>for(int j=1; j&lt;img.height()-2; j++) { </text:p>
      <text:p text:style-name="P2"><text:s text:c="12"/>int c1 = 0; </text:p>
      <text:p text:style-name="P2"><text:s text:c="12"/>int c2 = 0; </text:p>
      <text:p text:style-name="P2"><text:s text:c="12"/>for(int k=0; k&lt;3; k++) { </text:p>
      <text:p text:style-name="P2"><text:s text:c="16"/>for(int l=0; l&lt;3; l++) { </text:p>
      <text:p text:style-name="P2"><text:s text:c="20"/>QColor col = img.pixel(i+k,j+l); </text:p>
      <text:p text:style-name="P2"><text:s text:c="20"/>int r,g,b; </text:p>
      <text:p text:style-name="P2"><text:s text:c="20"/>col.getRgb(&amp;r,&amp;g,&amp;b); </text:p>
      <text:p text:style-name="P2"><text:s text:c="20"/>c1 = c1 + r * mask[k][l]; </text:p>
      <text:p text:style-name="P2"><text:s text:c="20"/>c2 = c2 + r * mask[l][k]; </text:p>
      <text:p text:style-name="P2"><text:s text:c="16"/>} </text:p>
      <text:p text:style-name="P2"><text:s text:c="16"/>int c = sqrt(pow(c1,2) + pow(c2,2)); </text:p>
      <text:p text:style-name="P2"><text:s text:c="16"/>if(c&gt;255) { </text:p>
      <text:p text:style-name="P2"><text:s text:c="20"/>c = 255; </text:p>
      <text:p text:style-name="P2"><text:s text:c="16"/>} </text:p>
      <text:p text:style-name="P2"><text:s text:c="16"/>c = round(c); </text:p>
      <text:p text:style-name="P2"><text:s text:c="16"/>img.setPixel(i,j,c); </text:p>
      <text:p text:style-name="P2"><text:s text:c="12"/>} </text:p>
      <text:p text:style-name="P2"><text:s text:c="8"/>} </text:p>
      <text:p text:style-name="P2"><text:s text:c="4"/>} </text:p>
      <text:p text:style-name="P2"><text:s text:c="4"/>return img; </text:p>
      <text:p text:style-name="P2">}</text:p>
      <text:p text:style-name="P2">#include &lt;opencv/cv.h&gt; </text:p>
      <text:p text:style-name="P2">#include &lt;opencv/highgui.h&gt; </text:p>
      <text:p text:style-name="P2">#include &lt;stdio.h&gt; </text:p>
      <text:p text:style-name="P2">#include &lt;assert.h&gt; </text:p>
      <text:p text:style-name="P2">#include &lt;QApplication&gt; </text:p>
      <text:p text:style-name="P2">#include &lt;QWidget&gt; </text:p>
      <text:p text:style-name="P2">#include &lt;QVBoxLayout&gt; </text:p>
      <text:p text:style-name="P2">#include "QOpenCVWidget.h" </text:p>
      <text:p text:style-name="P2"><text:soft-page-break/>#include "MyCameraWindow.h" </text:p>
      <text:p text:style-name="P2">#include &lt;QTextCodec&gt; </text:p>
      <text:p text:style-name="P2">int main(int argc, char **argv) { </text:p>
      <text:p text:style-name="P2"><text:s text:c="4"/>QTextCodec *cyrillicCodec = QTextCodec::codecForName("UTF-8"); </text:p>
      <text:p text:style-name="P2"><text:s text:c="4"/>QTextCodec::setCodecForTr(cyrillicCodec); </text:p>
      <text:p text:style-name="P2"><text:s text:c="4"/>QTextCodec::setCodecForLocale(cyrillicCodec); </text:p>
      <text:p text:style-name="P2"><text:s text:c="4"/>QTextCodec::setCodecForCStrings(cyrillicCodec); </text:p>
      <text:p text:style-name="P2"><text:s text:c="4"/>CvCapture * camera = cvCreateCameraCapture(0); </text:p>
      <text:p text:style-name="P2"><text:s text:c="4"/>assert(camera); </text:p>
      <text:p text:style-name="P2"><text:s text:c="4"/>IplImage * image=cvQueryFrame(camera); </text:p>
      <text:p text:style-name="P2"><text:s text:c="4"/>assert(image); </text:p>
      <text:p text:style-name="P2"><text:s text:c="4"/>printf("Image depth=%i\n", image-&gt;depth); </text:p>
      <text:p text:style-name="P2"><text:s text:c="4"/>printf("Image nChannels=%i\n", image-&gt;nChannels); </text:p>
      <text:p text:style-name="P2"><text:s text:c="4"/>QApplication app(argc, argv); </text:p>
      <text:p text:style-name="P2"><text:s text:c="4"/>MyCameraWindow *mainWin = new MyCameraWindow(camera); </text:p>
      <text:p text:style-name="P2"><text:s text:c="4"/>mainWin-&gt;setWindowTitle("Face Recognition"); </text:p>
      <text:p text:style-name="P2"><text:s text:c="4"/>mainWin-&gt;show(); <text:s text:c="3"/></text:p>
      <text:p text:style-name="P2"><text:s text:c="4"/>int retval = app.exec(); </text:p>
      <text:p text:style-name="P2"><text:s text:c="4"/>cvReleaseCapture(&amp;camera); </text:p>
      <text:p text:style-name="P2"><text:s text:c="4"/>return retval; </text:p>
      <text:p text:style-name="P2">}</text:p>
      <text:p text:style-name="P2">#ifndef MYCAMERAWINDOW_H_ </text:p>
      <text:p text:style-name="P2">#define MYCAMERAWINDOW_H_ </text:p>
      <text:p text:style-name="P2">#include &lt;QWidget&gt; </text:p>
      <text:p text:style-name="P2">#include &lt;QVBoxLayout&gt; </text:p>
      <text:p text:style-name="P2">#include &lt;QTableWidget&gt; </text:p>
      <text:p text:style-name="P2">#include &lt;QList&gt; </text:p>
      <text:p text:style-name="P2">#include &lt;QCheckBox&gt; </text:p>
      <text:p text:style-name="P2">#include &lt;QProgressBar&gt; </text:p>
      <text:p text:style-name="P2">#include &lt;QComboBox&gt; </text:p>
      <text:p text:style-name="P2"><text:soft-page-break/>#include &lt;opencv/cv.h&gt; </text:p>
      <text:p text:style-name="P2">#include &lt;opencv/highgui.h&gt; </text:p>
      <text:p text:style-name="P2">#include "QOpenCVWidget.h" </text:p>
      <text:p text:style-name="P2">#include &lt;trainer.h&gt; </text:p>
      <text:p text:style-name="P2">class MyCameraWindow : public QWidget </text:p>
      <text:p text:style-name="P2">{ </text:p>
      <text:p text:style-name="P2"><text:s text:c="4"/>Q_OBJECT </text:p>
      <text:p text:style-name="P2"><text:s text:c="4"/>private: </text:p>
      <text:p text:style-name="P2"><text:s text:c="8"/>QOpenCVWidget *cvwidget; </text:p>
      <text:p text:style-name="P2"><text:s text:c="8"/>CvCapture *camera; </text:p>
      <text:p text:style-name="P2"><text:s text:c="4"/>public: </text:p>
      <text:p text:style-name="P2"><text:s text:c="8"/>MyCameraWindow(CvCapture *cam, QWidget *parent=0); </text:p>
      <text:p text:style-name="P2"><text:s text:c="8"/>QTableWidget *image_table; </text:p>
      <text:p text:style-name="P2"><text:s text:c="8"/>QList&lt;QCheckBox*&gt; list_of_cbox; </text:p>
      <text:p text:style-name="P2"><text:s text:c="8"/>QStringList names; </text:p>
      <text:p text:style-name="P2"><text:s text:c="8"/>QProgressBar *progress; </text:p>
      <text:p text:style-name="P2"><text:s text:c="8"/>QComboBox *learn_type; </text:p>
      <text:p text:style-name="P2"><text:s text:c="4"/>protected: </text:p>
      <text:p text:style-name="P2"><text:s text:c="8"/>void timerEvent(QTimerEvent*); </text:p>
      <text:p text:style-name="P2"><text:s text:c="4"/>private slots: </text:p>
      <text:p text:style-name="P2"><text:s text:c="8"/>void screen_shot(); </text:p>
      <text:p text:style-name="P2"><text:s text:c="8"/>void delete_images(); </text:p>
      <text:p text:style-name="P2"><text:s text:c="8"/>void start_train(); </text:p>
      <text:p text:style-name="P2"><text:s text:c="8"/>void show_settings(); </text:p>
      <text:p text:style-name="P2">}; </text:p>
      <text:p text:style-name="P2">#endif /*MYCAMERAWINDOW_H_*/</text:p>
      <text:p text:style-name="P2">#include "MyCameraWindow.h" </text:p>
      <text:p text:style-name="P2">#include &lt;QPushButton&gt; </text:p>
      <text:p text:style-name="P2">#include &lt;QDebug&gt; </text:p>
      <text:p text:style-name="P2">#include &lt;QTableWidget&gt; </text:p>
      <text:p text:style-name="P2"><text:soft-page-break/>#include &lt;QCheckBox&gt; </text:p>
      <text:p text:style-name="P2">#include &lt;QDir&gt; </text:p>
      <text:p text:style-name="P2">#include &lt;QTime&gt; </text:p>
      <text:p text:style-name="P2">#include &lt;QProgressBar&gt; </text:p>
      <text:p text:style-name="P2">#include &lt;QComboBox&gt; </text:p>
      <text:p text:style-name="P2">#include &lt;CNN/cnn.h&gt; </text:p>
      <text:p text:style-name="P2">#include &lt;QtConcurrentRun&gt; </text:p>
      <text:p text:style-name="P2">#include &lt;QLineEdit&gt; </text:p>
      <text:p text:style-name="P1"><text:span text:style-name="T1">MyCameraWindow::MyCameraWindow(CvCapture *cam, QWidget *parent) : </text:span><text:span text:style-name="T1">QWidget(parent) { </text:span></text:p>
      <text:p text:style-name="P2"><text:s text:c="4"/>camera = cam; </text:p>
      <text:p text:style-name="P2"><text:s text:c="4"/>QVBoxLayout *layout = new QVBoxLayout; </text:p>
      <text:p text:style-name="P2"><text:s text:c="4"/>cvwidget = new QOpenCVWidget(this); </text:p>
      <text:p text:style-name="P2"><text:s text:c="4"/>learn_type = new QComboBox; </text:p>
      <text:p text:style-name="P2"><text:s text:c="4"/>learn_type-&gt;addItem("Режим обучения"); </text:p>
      <text:p text:style-name="P2"><text:s text:c="4"/>learn_type-&gt;addItem("Режим распознавания"); </text:p>
      <text:p text:style-name="P2"><text:s text:c="4"/>layout-&gt;addWidget(learn_type); </text:p>
      <text:p text:style-name="P2"><text:s text:c="4"/>layout-&gt;addWidget(cvwidget); </text:p>
      <text:p text:style-name="P2"><text:s text:c="4"/>QHBoxLayout *main_lay = new QHBoxLayout; </text:p>
      <text:p text:style-name="P2"><text:s text:c="4"/>QHBoxLayout *btn_lay = new QHBoxLayout; </text:p>
      <text:p text:style-name="P2"><text:s text:c="4"/>QPushButton *btn_shot = new QPushButton; </text:p>
      <text:p text:style-name="P2"><text:s text:c="4"/>btn_shot-&gt;setText("Снимок"); </text:p>
      <text:p text:style-name="P2"><text:s text:c="4"/>QObject::connect(btn_shot, SIGNAL(clicked()), this, SLOT(screen_shot())); </text:p>
      <text:p text:style-name="P2"><text:s text:c="4"/>QPushButton *btn_learn = new QPushButton; </text:p>
      <text:p text:style-name="P2"><text:s text:c="4"/>btn_learn-&gt;setText("Старт обучения"); </text:p>
      <text:p text:style-name="P2"><text:s text:c="4"/>connect(btn_learn, SIGNAL(clicked()), this, SLOT(start_train())); </text:p>
      <text:p text:style-name="P2"><text:s text:c="4"/>btn_lay-&gt;addWidget(btn_learn); </text:p>
      <text:p text:style-name="P2"><text:s text:c="4"/>btn_lay-&gt;addWidget(btn_shot); </text:p>
      <text:p text:style-name="P2"><text:s text:c="4"/>layout-&gt;addLayout(btn_lay); </text:p>
      <text:p text:style-name="P2"><text:s text:c="4"/>QPushButton *settings = new QPushButton; </text:p>
      <text:p text:style-name="P2"><text:soft-page-break/><text:s text:c="4"/>settings-&gt;setText("Настройки программы"); </text:p>
      <text:p text:style-name="P2"><text:s text:c="4"/>layout-&gt;addWidget(settings); </text:p>
      <text:p text:style-name="P2"><text:s text:c="4"/>connect(settings, SIGNAL(clicked()),this,SLOT(show_settings())); </text:p>
      <text:p text:style-name="P2"><text:s text:c="3"/>QVBoxLayout *image_lay = new QVBoxLayout; </text:p>
      <text:p text:style-name="P2"><text:s text:c="4"/>image_table = new QTableWidget; </text:p>
      <text:p text:style-name="P2"><text:s text:c="4"/>image_table-&gt;setColumnCount(2); </text:p>
      <text:p text:style-name="P2"><text:s text:c="4"/>image_table-&gt;setColumnWidth(0,60); </text:p>
      <text:p text:style-name="P2"><text:s text:c="4"/>///открываем изображения из папки </text:p>
      <text:p text:style-name="P2"><text:s text:c="4"/>QDir dir(QDir::currentPath() + "/img_for_train/"); </text:p>
      <text:p text:style-name="P2"><text:s text:c="4"/>QFileInfoList dirContent = dir.entryInfoList(QStringList() &lt;&lt; "*.jpg", QDir::Dirs | QDir::Files | QDir::NoDotAndDotDot); </text:p>
      <text:p text:style-name="P2"><text:s text:c="4"/>for(int i=0; i&lt;dirContent.length(); i++) { </text:p>
      <text:p text:style-name="P2"><text:s text:c="8"/>QImage temp_face; </text:p>
      <text:p text:style-name="P2"><text:s text:c="8"/>temp_face.load(dirContent.at(i).absoluteFilePath()); </text:p>
      <text:p text:style-name="P2"><text:s text:c="8"/>temp_face = temp_face.scaled(60,60); </text:p>
      <text:p text:style-name="P2"><text:s text:c="8"/>QString name = dirContent.at(i).absoluteFilePath(); </text:p>
      <text:p text:style-name="P2"><text:s text:c="8"/>names.append(name); </text:p>
      <text:p text:style-name="P2"><text:s text:c="8"/>image_table-&gt;setRowCount(image_table-&gt;rowCount()+1); </text:p>
      <text:p text:style-name="P2"><text:s text:c="8"/>QLabel *temp_item = new QLabel; </text:p>
      <text:p text:style-name="P2"><text:s text:c="8"/>temp_item-&gt;setPixmap(QPixmap::fromImage(temp_face)); </text:p>
      <text:p text:style-name="P2"><text:s text:c="8"/>image_table-&gt;setCellWidget(image_table-&gt;rowCount()-1,0,temp_item); </text:p>
      <text:p text:style-name="P2"><text:s text:c="8"/>image_table-&gt;setRowHeight(image_table-&gt;rowCount()-1,60); </text:p>
      <text:p text:style-name="P2"><text:s text:c="8"/>QCheckBox *temp_check = new QCheckBox; </text:p>
      <text:p text:style-name="P2"><text:s text:c="8"/>image_table-&gt;setCellWidget(image_table-&gt;rowCount()-1,1,temp_check); </text:p>
      <text:p text:style-name="P2"><text:s text:c="8"/>list_of_cbox.append(temp_check); </text:p>
      <text:p text:style-name="P2"><text:s text:c="4"/>} </text:p>
      <text:p text:style-name="P2"><text:s text:c="4"/>QTableWidgetItem *header_item1 = new QTableWidgetItem; </text:p>
      <text:p text:style-name="P2"><text:s text:c="4"/>header_item1-&gt;setText("Снимки"); </text:p>
      <text:p text:style-name="P2"><text:s text:c="4"/>QTableWidgetItem *header_item2 = new QTableWidgetItem; </text:p>
      <text:p text:style-name="P2"><text:s text:c="4"/>header_item2-&gt;setText("*"); </text:p>
      <text:p text:style-name="P2"><text:soft-page-break/><text:s text:c="4"/>image_table-&gt;setHorizontalHeaderItem(0,header_item1); </text:p>
      <text:p text:style-name="P2"><text:s text:c="4"/>image_table-&gt;setHorizontalHeaderItem(1,header_item2); </text:p>
      <text:p text:style-name="P2"><text:s text:c="4"/>image_table-&gt;setFixedWidth(200); </text:p>
      <text:p text:style-name="P2"><text:s text:c="4"/>image_lay-&gt;addWidget(image_table); </text:p>
      <text:p text:style-name="P2"><text:s text:c="4"/>QPushButton *image_del = new QPushButton; </text:p>
      <text:p text:style-name="P2"><text:s text:c="4"/>image_del-&gt;setText("Удалить выделенные"); </text:p>
      <text:p text:style-name="P2"><text:s text:c="4"/>image_lay-&gt;addWidget(image_del); </text:p>
      <text:p text:style-name="P2"><text:s text:c="4"/>connect(image_del, SIGNAL(clicked()),this,SLOT(delete_images())); </text:p>
      <text:p text:style-name="P2"><text:s text:c="4"/>main_lay-&gt;addLayout(layout); </text:p>
      <text:p text:style-name="P2"><text:s text:c="4"/>main_lay-&gt;addLayout(image_lay); </text:p>
      <text:p text:style-name="P2"><text:s text:c="4"/>setLayout(main_lay); </text:p>
      <text:p text:style-name="P2"><text:s text:c="4"/>resize(400, 300); </text:p>
      <text:p text:style-name="P2"><text:s text:c="4"/>startTimer(10); <text:s/>// 0.1-second timer </text:p>
      <text:p text:style-name="P2"><text:s/>} </text:p>
      <text:p text:style-name="P2">void MyCameraWindow::timerEvent(QTimerEvent*) { </text:p>
      <text:p text:style-name="P2"><text:s text:c="4"/>IplImage *image=cvQueryFrame(camera); </text:p>
      <text:p text:style-name="P2"><text:s text:c="4"/>if(learn_type-&gt;currentIndex() == 0) { </text:p>
      <text:p text:style-name="P2"><text:s text:c="8"/>cvwidget-&gt;recognizeImage(image); </text:p>
      <text:p text:style-name="P2"><text:s text:c="4"/>} else { </text:p>
      <text:p text:style-name="P2"><text:s text:c="8"/>cvwidget-&gt;putImage(image); </text:p>
      <text:p text:style-name="P2"><text:s text:c="4"/>} </text:p>
      <text:p text:style-name="P2">} </text:p>
      <text:p text:style-name="P2">void MyCameraWindow::screen_shot() { </text:p>
      <text:p text:style-name="P2"><text:s text:c="4"/>QImage copy; </text:p>
      <text:p text:style-name="P2"><text:s text:c="4"/>copy = cvwidget-&gt;image.copy(cvwidget-&gt;old_point.x(), cvwidget-&gt;old_point.y(), 120, 120); </text:p>
      <text:p text:style-name="P2"><text:s text:c="4"/>QString name = QDir::currentPath() + "/img_for_train/img" + QTime::currentTime().toString() + ".jpg"; </text:p>
      <text:p text:style-name="P2"><text:s text:c="4"/>copy.save(name); </text:p>
      <text:p text:style-name="P2"><text:s text:c="4"/>names.append(name); </text:p>
      <text:p text:style-name="P2"><text:soft-page-break/><text:s text:c="4"/>copy = copy.scaled(60,60); </text:p>
      <text:p text:style-name="P2"><text:s text:c="4"/>image_table-&gt;setRowCount(image_table-&gt;rowCount()+1); </text:p>
      <text:p text:style-name="P2"><text:s text:c="4"/>copy.scaled(copy.width()/2, copy.height()/2); </text:p>
      <text:p text:style-name="P2"><text:s text:c="4"/>QLabel *temp_item = new QLabel; </text:p>
      <text:p text:style-name="P2"><text:s text:c="4"/>temp_item-&gt;setPixmap(QPixmap::fromImage(copy)); </text:p>
      <text:p text:style-name="P2"><text:s text:c="4"/>image_table-&gt;setCellWidget(image_table-&gt;rowCount()-1,0,temp_item); </text:p>
      <text:p text:style-name="P2"><text:s text:c="4"/>image_table-&gt;setRowHeight(image_table-&gt;rowCount()-1,60); </text:p>
      <text:p text:style-name="P2"><text:s text:c="4"/>QCheckBox *temp_check = new QCheckBox; </text:p>
      <text:p text:style-name="P2"><text:s text:c="4"/>image_table-&gt;setCellWidget(image_table-&gt;rowCount()-1,1,temp_check); </text:p>
      <text:p text:style-name="P2"><text:s text:c="4"/>list_of_cbox.append(temp_check); </text:p>
      <text:p text:style-name="P2">} </text:p>
      <text:p text:style-name="P2">void MyCameraWindow::delete_images() { </text:p>
      <text:p text:style-name="P2"><text:s text:c="4"/>QList&lt;int&gt; indexes; </text:p>
      <text:p text:style-name="P2"><text:s text:c="4"/>for(int i=0; i&lt;image_table-&gt;rowCount(); i++) { </text:p>
      <text:p text:style-name="P2"><text:s text:c="8"/>if(list_of_cbox.at(i)-&gt;isChecked()) { </text:p>
      <text:p text:style-name="P2"><text:s text:c="12"/>delete image_table-&gt;cellWidget(i,0); </text:p>
      <text:p text:style-name="P2"><text:s text:c="12"/>delete image_table-&gt;cellWidget(i,1); </text:p>
      <text:p text:style-name="P2"><text:s text:c="12"/>indexes.append(i); </text:p>
      <text:p text:style-name="P2"><text:s text:c="8"/>} </text:p>
      <text:p text:style-name="P2"><text:s text:c="4"/>} </text:p>
      <text:p text:style-name="P2"><text:s text:c="4"/>for(int i=0; i&lt;indexes.length(); i++) { </text:p>
      <text:p text:style-name="P2"><text:s text:c="8"/>list_of_cbox.removeAt(indexes.at(i-i)); </text:p>
      <text:p text:style-name="P2"><text:s text:c="8"/>image_table-&gt;removeRow(indexes.at(i-i)); </text:p>
      <text:p text:style-name="P2"><text:s text:c="8"/>QFile::remove(names.at(indexes.at(i-i))); </text:p>
      <text:p text:style-name="P2"><text:s text:c="8"/>names.removeAt(indexes.at(i-i)); </text:p>
      <text:p text:style-name="P2"><text:s text:c="4"/>} </text:p>
      <text:p text:style-name="P2">} </text:p>
      <text:p text:style-name="P2">void MyCameraWindow::start_train() { </text:p>
      <text:p text:style-name="P2"><text:s text:c="4"/>QString faces_dir = QDir::currentPath() + "/img_for_train/"; </text:p>
      <text:p text:style-name="P2"><text:s text:c="4"/>QString no_faces_dir = QDir::currentPath() + "/nofaces/"; </text:p>
      <text:p text:style-name="P2"><text:soft-page-break/><text:s text:c="4"/>Trainer train; </text:p>
      <text:p text:style-name="P2"><text:s text:c="4"/>qsrand(QTime(0,0,0).secsTo(QTime::currentTime())); </text:p>
      <text:p text:style-name="P2"><text:s text:c="4"/>train.image_rga_train(faces_dir,no_faces_dir); </text:p>
      <text:p text:style-name="P2">} </text:p>
      <text:p text:style-name="P2">void MyCameraWindow::show_settings() { </text:p>
      <text:p text:style-name="P2"><text:s text:c="4"/>QWidget *settings_widget = new QWidget; </text:p>
      <text:p text:style-name="P2"><text:s text:c="4"/>QVBoxLayout *set_main_lay = new QVBoxLayout; </text:p>
      <text:p text:style-name="P2"><text:s text:c="4"/>QLabel *conf_label = new QLabel; </text:p>
      <text:p text:style-name="P2"><text:s text:c="4"/>conf_label-&gt;setText("Параметры обучения"); </text:p>
      <text:p text:style-name="P2"><text:s text:c="4"/>conf_label-&gt;setAlignment(Qt::AlignCenter); </text:p>
      <text:p text:style-name="P2"><text:s text:c="4"/>set_main_lay-&gt;addWidget(conf_label); </text:p>
      <text:p text:style-name="P2"><text:s text:c="4"/>QHBoxLayout *set_lay1 = new QHBoxLayout; </text:p>
      <text:p text:style-name="P2"><text:s text:c="4"/>QLabel *mut_val = new QLabel; </text:p>
      <text:p text:style-name="P2"><text:s text:c="4"/>mut_val-&gt;setText("Величина мутации: <text:s text:c="10"/>"); </text:p>
      <text:p text:style-name="P2"><text:s text:c="4"/>QLineEdit *mut_val_edit = new QLineEdit; </text:p>
      <text:p text:style-name="P2"><text:s text:c="4"/>set_lay1-&gt;addWidget(mut_val); </text:p>
      <text:p text:style-name="P2"><text:s text:c="4"/>set_lay1-&gt;addWidget(mut_val_edit); </text:p>
      <text:p text:style-name="P2"><text:s text:c="4"/>set_main_lay-&gt;addLayout(set_lay1); </text:p>
      <text:p text:style-name="P2"><text:s text:c="4"/>QHBoxLayout *set_lay2 = new QHBoxLayout; </text:p>
      <text:p text:style-name="P2"><text:s text:c="4"/>QLabel *mut_ch = new QLabel; </text:p>
      <text:p text:style-name="P2"><text:s text:c="4"/>mut_ch-&gt;setText("Вероятность мутации: <text:s text:c="4"/>"); </text:p>
      <text:p text:style-name="P2"><text:s text:c="4"/>QLineEdit *mut_ch_edit = new QLineEdit; </text:p>
      <text:p text:style-name="P2"><text:s text:c="4"/>set_lay2-&gt;addWidget(mut_ch); </text:p>
      <text:p text:style-name="P2"><text:s text:c="4"/>set_lay2-&gt;addWidget(mut_ch_edit); </text:p>
      <text:p text:style-name="P2"><text:s text:c="4"/>set_main_lay-&gt;addLayout(set_lay2); </text:p>
      <text:p text:style-name="P2"><text:s text:c="4"/>QHBoxLayout *set_lay3 = new QHBoxLayout; </text:p>
      <text:p text:style-name="P2"><text:s text:c="4"/>QLabel *pop_sz = new QLabel; </text:p>
      <text:p text:style-name="P2"><text:s text:c="4"/>pop_sz-&gt;setText("Размер популяции: <text:s text:c="11"/>"); </text:p>
      <text:p text:style-name="P2"><text:s text:c="4"/>QLineEdit *pop_sz_edit = new QLineEdit; </text:p>
      <text:p text:style-name="P2"><text:s text:c="4"/>set_lay3-&gt;addWidget(pop_sz); </text:p>
      <text:p text:style-name="P2"><text:soft-page-break/><text:s text:c="4"/>set_lay3-&gt;addWidget(pop_sz_edit); </text:p>
      <text:p text:style-name="P2"><text:s text:c="4"/>set_main_lay-&gt;addLayout(set_lay3); </text:p>
      <text:p text:style-name="P2"><text:s text:c="4"/>QHBoxLayout *set_lay4 = new QHBoxLayout; </text:p>
      <text:p text:style-name="P2"><text:s text:c="4"/>QLabel *init_temp = new QLabel; </text:p>
      <text:p text:style-name="P2"><text:s text:c="4"/>init_temp-&gt;setText("Начальная температура: "); </text:p>
      <text:p text:style-name="P2"><text:s text:c="4"/>QLineEdit *init_temp_edit = new QLineEdit; </text:p>
      <text:p text:style-name="P2"><text:s text:c="4"/>set_lay4-&gt;addWidget(init_temp); </text:p>
      <text:p text:style-name="P2"><text:s text:c="4"/>set_lay4-&gt;addWidget(init_temp_edit); </text:p>
      <text:p text:style-name="P2"><text:s text:c="4"/>set_main_lay-&gt;addLayout(set_lay4); </text:p>
      <text:p text:style-name="P2"><text:s text:c="4"/>QHBoxLayout *set_lay5 = new QHBoxLayout; </text:p>
      <text:p text:style-name="P2"><text:s text:c="4"/>QLabel *final_temp = new QLabel; </text:p>
      <text:p text:style-name="P2"><text:s text:c="4"/>final_temp-&gt;setText("Конечная температура: <text:s text:c="2"/>"); </text:p>
      <text:p text:style-name="P2"><text:s text:c="4"/>QLineEdit *final_temp_edit = new QLineEdit; </text:p>
      <text:p text:style-name="P2"><text:s text:c="4"/>set_lay5-&gt;addWidget(final_temp); </text:p>
      <text:p text:style-name="P2"><text:s text:c="4"/>set_lay5-&gt;addWidget(final_temp_edit); </text:p>
      <text:p text:style-name="P2"><text:s text:c="4"/>set_main_lay-&gt;addLayout(set_lay5); </text:p>
      <text:p text:style-name="P2"><text:s text:c="4"/>QPushButton *save_btn = new QPushButton; </text:p>
      <text:p text:style-name="P2"><text:s text:c="4"/>save_btn-&gt;setText("Сохранить настройки"); </text:p>
      <text:p text:style-name="P2"><text:s text:c="4"/>set_main_lay-&gt;addWidget(save_btn); </text:p>
      <text:p text:style-name="P2"><text:s text:c="4"/>settings_widget-&gt;setWindowTitle("Settings"); </text:p>
      <text:p text:style-name="P2"><text:s text:c="4"/>settings_widget-&gt;setLayout(set_main_lay); </text:p>
      <text:p text:style-name="P2"><text:s text:c="4"/>settings_widget-&gt;show(); </text:p>
      <text:p text:style-name="P2">}</text:p>
      <text:p text:style-name="P2">#ifndef QOPENCVWIDGET_H </text:p>
      <text:p text:style-name="P2">#define QOPENCVWIDGET_H </text:p>
      <text:p text:style-name="P2">#include &lt;opencv/cv.h&gt; </text:p>
      <text:p text:style-name="P2">#include &lt;QPixmap&gt; </text:p>
      <text:p text:style-name="P2">#include &lt;QLabel&gt; </text:p>
      <text:p text:style-name="P2">#include &lt;QWidget&gt; </text:p>
      <text:p text:style-name="P2">#include &lt;QVBoxLayout&gt; </text:p>
      <text:p text:style-name="P2"><text:soft-page-break/>#include &lt;QImage&gt; </text:p>
      <text:p text:style-name="P2">#include &lt;fcfile.h&gt; </text:p>
      <text:p text:style-name="P2">#include &lt;imaging.h&gt; </text:p>
      <text:p text:style-name="P2">class QOpenCVWidget : public QWidget { </text:p>
      <text:p text:style-name="P2"><text:s text:c="4"/>private: </text:p>
      <text:p text:style-name="P2"><text:s text:c="8"/>QLabel *imagelabel; </text:p>
      <text:p text:style-name="P2"><text:s text:c="8"/>QVBoxLayout *layout; </text:p>
      <text:p text:style-name="P2"><text:s text:c="4"/>public: </text:p>
      <text:p text:style-name="P2"><text:s text:c="8"/>QImage image; </text:p>
      <text:p text:style-name="P2"><text:s text:c="8"/>QPoint old_point; </text:p>
      <text:p text:style-name="P2"><text:s text:c="8"/>QOpenCVWidget(QWidget *parent = 0); </text:p>
      <text:p text:style-name="P2"><text:s text:c="8"/>~QOpenCVWidget(void); </text:p>
      <text:p text:style-name="P2"><text:s text:c="8"/>void putImage(IplImage *); </text:p>
      <text:p text:style-name="P2"><text:s text:c="8"/>void recognizeImage(IplImage *cvimage); </text:p>
      <text:p text:style-name="P2"><text:s text:c="8"/>QPoint find_face(QImage image, QString path_net); </text:p>
      <text:p text:style-name="P2">}; </text:p>
      <text:p text:style-name="P2">#endif</text:p>
      <text:p text:style-name="P2">#include "QOpenCVWidget.h" </text:p>
      <text:p text:style-name="P2">#include &lt;QGraphicsEffect&gt; </text:p>
      <text:p text:style-name="P2">#include &lt;QDir&gt; </text:p>
      <text:p text:style-name="P2">#include &lt;CNN/cnn.h&gt; </text:p>
      <text:p text:style-name="P2">#include &lt;QtConcurrentRun&gt; </text:p>
      <text:p text:style-name="P2">#include &lt;QPushButton&gt; </text:p>
      <text:p text:style-name="P2">#include &lt;QTableWidget&gt; </text:p>
      <text:p text:style-name="P2">#include &lt;omp.h&gt; </text:p>
      <text:p text:style-name="P2">// Constructor </text:p>
      <text:p text:style-name="P2">QOpenCVWidget::QOpenCVWidget(QWidget *parent) : QWidget(parent) { </text:p>
      <text:p text:style-name="P2"><text:s text:c="4"/>layout = new QVBoxLayout; </text:p>
      <text:p text:style-name="P2"><text:s text:c="4"/>imagelabel = new QLabel; </text:p>
      <text:p text:style-name="P2"><text:s text:c="4"/>QImage dummy(100,100,QImage::Format_RGB32); </text:p>
      <text:p text:style-name="P2"><text:soft-page-break/><text:s text:c="4"/>image = dummy; </text:p>
      <text:p text:style-name="P2"><text:s text:c="4"/>layout-&gt;addWidget(imagelabel); </text:p>
      <text:p text:style-name="P2"><text:s text:c="4"/>for (int x = 0; x &lt; 100; x ++) { </text:p>
      <text:p text:style-name="P2"><text:s text:c="8"/>for (int y =0; y &lt; 100; y++) { </text:p>
      <text:p text:style-name="P2"><text:s text:c="12"/>image.setPixel(x,y,qRgb(x, y, y)); </text:p>
      <text:p text:style-name="P2"><text:s text:c="8"/>} </text:p>
      <text:p text:style-name="P2"><text:s text:c="4"/>} </text:p>
      <text:p text:style-name="P2"><text:s text:c="4"/>imagelabel-&gt;setPixmap(QPixmap::fromImage(image)); </text:p>
      <text:p text:style-name="P2"><text:s text:c="4"/>old_point.setX(999); </text:p>
      <text:p text:style-name="P2"><text:s text:c="4"/>old_point.setY(999); </text:p>
      <text:p text:style-name="P2"><text:s text:c="4"/>setLayout(layout); </text:p>
      <text:p text:style-name="P2">} </text:p>
      <text:p text:style-name="P2">QOpenCVWidget::~QOpenCVWidget(void) {} </text:p>
      <text:p text:style-name="P2">void QOpenCVWidget::putImage(IplImage *cvimage) { </text:p>
      <text:p text:style-name="P2"><text:s text:c="4"/>int cvIndex, cvLineStart; </text:p>
      <text:p text:style-name="P2"><text:s text:c="4"/>switch (cvimage-&gt;depth) { </text:p>
      <text:p text:style-name="P2"><text:s text:c="8"/>case IPL_DEPTH_8U: </text:p>
      <text:p text:style-name="P2"><text:s text:c="12"/>switch (cvimage-&gt;nChannels) { </text:p>
      <text:p text:style-name="P2"><text:s text:c="16"/>case 3: </text:p>
      <text:p text:style-name="P2"><text:s text:c="20"/>if ( (cvimage-&gt;width != image.width()) || (cvimage-&gt;height != image.height()) ) { </text:p>
      <text:p text:style-name="P2"><text:s text:c="24"/>QImage temp(cvimage-&gt;width, cvimage-&gt;height, QImage::Format_RGB32); </text:p>
      <text:p text:style-name="P2"><text:s text:c="24"/>image = temp; </text:p>
      <text:p text:style-name="P2"><text:s text:c="20"/>} </text:p>
      <text:p text:style-name="P2"><text:s text:c="20"/>cvIndex = 0; cvLineStart = 0; </text:p>
      <text:p text:style-name="P2"><text:s text:c="20"/>for (int y = 0; y &lt; cvimage-&gt;height; y++) { </text:p>
      <text:p text:style-name="P2"><text:s text:c="24"/>unsigned char red,green,blue; </text:p>
      <text:p text:style-name="P2"><text:s text:c="24"/>cvIndex = cvLineStart; </text:p>
      <text:p text:style-name="P2"><text:s text:c="24"/>for (int x = 0; x &lt; cvimage-&gt;width; x++) { </text:p>
      <text:p text:style-name="P2"><text:soft-page-break/><text:s text:c="28"/>// DO it </text:p>
      <text:p text:style-name="P2"><text:s text:c="28"/>red = cvimage-&gt;imageData[cvIndex+2]; </text:p>
      <text:p text:style-name="P2"><text:s text:c="28"/>green = cvimage-&gt;imageData[cvIndex+1]; </text:p>
      <text:p text:style-name="P2"><text:s text:c="28"/>blue = cvimage-&gt;imageData[cvIndex+0]; </text:p>
      <text:p text:style-name="P2"><text:s text:c="28"/>image.setPixel(x,y,qRgb(red, green, blue)); </text:p>
      <text:p text:style-name="P2"><text:s text:c="28"/>cvIndex += 3; </text:p>
      <text:p text:style-name="P2"><text:s text:c="24"/>} </text:p>
      <text:p text:style-name="P2"><text:s text:c="24"/>cvLineStart += cvimage-&gt;widthStep; <text:s text:c="23"/></text:p>
      <text:p text:style-name="P2"><text:s text:c="20"/>} </text:p>
      <text:p text:style-name="P2"><text:s text:c="20"/>break; </text:p>
      <text:p text:style-name="P2"><text:s text:c="16"/>default: </text:p>
      <text:p text:style-name="P2"><text:s text:c="20"/>printf("This number of channels is not supported\n"); </text:p>
      <text:p text:style-name="P2"><text:s text:c="20"/>break; </text:p>
      <text:p text:style-name="P2"><text:s text:c="12"/>} </text:p>
      <text:p text:style-name="P2"><text:s text:c="12"/>break; </text:p>
      <text:p text:style-name="P2"><text:s text:c="8"/>default: </text:p>
      <text:p text:style-name="P2"><text:s text:c="12"/>printf("This type of IplImage is not implemented in QOpenCVWidget\n"); </text:p>
      <text:p text:style-name="P2"><text:s text:c="12"/>break; </text:p>
      <text:p text:style-name="P2"><text:s text:c="4"/>} </text:p>
      <text:p text:style-name="P2"><text:s text:c="4"/>image = image.scaled(image.width()/2, image.height()/2); </text:p>
      <text:p text:style-name="P2"><text:s text:c="4"/>if(old_point.x() != 999) { </text:p>
      <text:p text:style-name="P2"><text:s text:c="8"/>image = Imaging::drawRect(image,old_point.x(),old_point.y(),120); </text:p>
      <text:p text:style-name="P2"><text:s text:c="4"/>} </text:p>
      <text:p text:style-name="P2"><text:s text:c="4"/>int secs = QTime::currentTime().second(); </text:p>
      <text:p text:style-name="P2"><text:s text:c="4"/>if((secs%3) == 0) { </text:p>
      <text:p text:style-name="P2"><text:s text:c="8"/>QString net = QDir::currentPath() + "/NET.txt190"; </text:p>
      <text:p text:style-name="P2"><text:s text:c="8"/>QPoint point = find_face(image,net); </text:p>
      <text:p text:style-name="P2"><text:s text:c="8"/>if(point.x() != 0) { </text:p>
      <text:p text:style-name="P2"><text:s text:c="12"/>image = Imaging::drawRect(image,point.x(),point.y(),120); </text:p>
      <text:p text:style-name="P2"><text:s text:c="12"/>old_point.setX(point.x()); </text:p>
      <text:p text:style-name="P2"><text:soft-page-break/><text:s text:c="12"/>old_point.setY(point.y()); </text:p>
      <text:p text:style-name="P2"><text:s text:c="8"/>} </text:p>
      <text:p text:style-name="P2"><text:s text:c="4"/>} </text:p>
      <text:p text:style-name="P2"><text:s text:c="4"/>imagelabel-&gt;setPixmap(QPixmap::fromImage(image)); </text:p>
      <text:p text:style-name="P2">} </text:p>
      <text:p text:style-name="P2">void QOpenCVWidget::recognizeImage(IplImage *cvimage) { </text:p>
      <text:p text:style-name="P2"><text:s text:c="4"/>int cvIndex, cvLineStart; </text:p>
      <text:p text:style-name="P2"><text:s text:c="4"/>switch (cvimage-&gt;depth) { </text:p>
      <text:p text:style-name="P2"><text:s text:c="8"/>case IPL_DEPTH_8U: </text:p>
      <text:p text:style-name="P2"><text:s text:c="12"/>switch (cvimage-&gt;nChannels) { </text:p>
      <text:p text:style-name="P2"><text:s text:c="16"/>case 3: </text:p>
      <text:p text:style-name="P2"><text:s text:c="20"/>if ( (cvimage-&gt;width != image.width()) || (cvimage-&gt;height != image.height()) ) { </text:p>
      <text:p text:style-name="P2"><text:s text:c="24"/>QImage temp(cvimage-&gt;width, cvimage-&gt;height, QImage::Format_RGB32); </text:p>
      <text:p text:style-name="P2"><text:s text:c="24"/>image = temp; </text:p>
      <text:p text:style-name="P2"><text:s text:c="20"/>} </text:p>
      <text:p text:style-name="P2"><text:s text:c="20"/>cvIndex = 0; cvLineStart = 0; </text:p>
      <text:p text:style-name="P2"><text:s text:c="20"/>for (int y = 0; y &lt; cvimage-&gt;height; y++) { </text:p>
      <text:p text:style-name="P2"><text:s text:c="24"/>unsigned char red,green,blue; </text:p>
      <text:p text:style-name="P2"><text:s text:c="24"/>cvIndex = cvLineStart; </text:p>
      <text:p text:style-name="P2"><text:s text:c="24"/>for (int x = 0; x &lt; cvimage-&gt;width; x++) { </text:p>
      <text:p text:style-name="P2"><text:s text:c="28"/>// DO it </text:p>
      <text:p text:style-name="P2"><text:s text:c="28"/>red = cvimage-&gt;imageData[cvIndex+2]; </text:p>
      <text:p text:style-name="P2"><text:s text:c="28"/>green = cvimage-&gt;imageData[cvIndex+1]; </text:p>
      <text:p text:style-name="P2"><text:s text:c="28"/>blue = cvimage-&gt;imageData[cvIndex+0]; </text:p>
      <text:p text:style-name="P2"><text:s text:c="28"/>image.setPixel(x,y,qRgb(red, green, blue)); </text:p>
      <text:p text:style-name="P2"><text:s text:c="28"/>cvIndex += 3; </text:p>
      <text:p text:style-name="P2"><text:s text:c="24"/>} </text:p>
      <text:p text:style-name="P2"><text:s text:c="24"/>cvLineStart += cvimage-&gt;widthStep; </text:p>
      <text:p text:style-name="P2"><text:soft-page-break/><text:s text:c="20"/>} </text:p>
      <text:p text:style-name="P2"><text:s text:c="20"/>break; </text:p>
      <text:p text:style-name="P2"><text:s text:c="16"/>default: </text:p>
      <text:p text:style-name="P2"><text:s text:c="20"/>printf("This number of channels is not supported\n"); </text:p>
      <text:p text:style-name="P2"><text:s text:c="20"/>break; </text:p>
      <text:p text:style-name="P2"><text:s text:c="12"/>} </text:p>
      <text:p text:style-name="P2"><text:s text:c="12"/>break; </text:p>
      <text:p text:style-name="P2"><text:s text:c="8"/>default: </text:p>
      <text:p text:style-name="P2"><text:s text:c="12"/>printf("This type of IplImage is not implemented in QOpenCVWidget\n"); </text:p>
      <text:p text:style-name="P2"><text:s text:c="12"/>break; </text:p>
      <text:p text:style-name="P2"><text:s text:c="4"/>} </text:p>
      <text:p text:style-name="P2"><text:s text:c="4"/>image = image.scaled(image.width()/2, image.height()/2); </text:p>
      <text:p text:style-name="P2"><text:s text:c="4"/>old_point.setX(100); </text:p>
      <text:p text:style-name="P2"><text:s text:c="4"/>old_point.setY(70); </text:p>
      <text:p text:style-name="P2"><text:s text:c="4"/>image = Imaging::drawRect(image,old_point.x(),old_point.y(),120); </text:p>
      <text:p text:style-name="P2"><text:s text:c="4"/>imagelabel-&gt;setPixmap(QPixmap::fromImage(image)); </text:p>
      <text:p text:style-name="P2">} </text:p>
      <text:p text:style-name="P2">QPoint QOpenCVWidget::find_face(QImage image, QString path_net) { </text:p>
      <text:p text:style-name="P2"><text:s text:c="4"/>QPoint point; </text:p>
      <text:p text:style-name="P2"><text:s text:c="4"/>point.setX(0); </text:p>
      <text:p text:style-name="P2"><text:s text:c="4"/>point.setY(0); </text:p>
      <text:p text:style-name="P2"><text:s text:c="4"/>vfloat vfloat_data = FCFile::load_net(path_net); </text:p>
      <text:p text:style-name="P2"><text:s text:c="4"/>cnn_data data = CNN::vfloat_to_cnn_data(vfloat_data); </text:p>
      <text:p text:style-name="P2"><text:s text:c="4"/>omp_set_dynamic(0); </text:p>
      <text:p text:style-name="P2"><text:s text:c="4"/>omp_set_num_threads(6); </text:p>
      <text:p text:style-name="P2"><text:s text:c="4"/>int mask = 120; </text:p>
      <text:p text:style-name="P2"><text:s text:c="8"/>for(int i=0; i&lt;image.width()-mask; i=i+mask/4) { </text:p>
      <text:p text:style-name="P2"><text:s text:c="12"/>int j=0; </text:p>
      <text:p text:style-name="P2">#pragma omp parallel shared(point, image) private(j) </text:p>
      <text:p text:style-name="P2"><text:s text:c="7"/>{ </text:p>
      <text:p text:style-name="P2"><text:soft-page-break/>#pragma omp for </text:p>
      <text:p text:style-name="P2"><text:s text:c="12"/>for(j=0; j&lt;image.height()-mask; j=j+mask/4) { </text:p>
      <text:p text:style-name="P2"><text:s text:c="16"/>QImage on_net = image.copy(i,j,mask,mask); </text:p>
      <text:p text:style-name="P2"><text:s text:c="16"/>on_net = Imaging::toNeuro(on_net,32,36); </text:p>
      <text:p text:style-name="P2"><text:s text:c="16"/>vfloat2d one_face = Imaging::open_image(on_net); </text:p>
      <text:p text:style-name="P2"><text:s text:c="16"/>float output = QtConcurrent::run(CNN::convolution_net,one_face,data); </text:p>
      <text:p text:style-name="P2"><text:s text:c="16"/>if(output&gt;0.7) { </text:p>
      <text:p text:style-name="P2"><text:s text:c="24"/>point.setX(i); </text:p>
      <text:p text:style-name="P2"><text:s text:c="24"/>point.setY(j); </text:p>
      <text:p text:style-name="P2"><text:s text:c="24"/>qDebug()&lt;&lt;output; </text:p>
      <text:p text:style-name="P2"><text:s text:c="16"/>} </text:p>
      <text:p text:style-name="P2"><text:s text:c="12"/>} </text:p>
      <text:p text:style-name="P2">#pragma omp barrier </text:p>
      <text:p text:style-name="P2"><text:s text:c="8"/>} </text:p>
      <text:p text:style-name="P2"><text:s text:c="12"/>if(point.x() != 0) { </text:p>
      <text:p text:style-name="P2"><text:s text:c="16"/>return point; </text:p>
      <text:p text:style-name="P2"><text:s text:c="12"/>} </text:p>
      <text:p text:style-name="P2"><text:s text:c="8"/>} </text:p>
      <text:p text:style-name="P2">#pragma omp barrier </text:p>
      <text:p text:style-name="P2"><text:s text:c="3"/>return point; </text:p>
      <text:p text:style-name="P2">}</text:p>
      <text:p text:style-name="P2">#ifndef CNN_H </text:p>
      <text:p text:style-name="P2">#define CNN_H </text:p>
      <text:p text:style-name="P2">#include "CNN_global.h" </text:p>
      <text:p text:style-name="P2">#include &lt;QVector&gt; </text:p>
      <text:p text:style-name="P2">#include &lt;QList&gt; </text:p>
      <text:p text:style-name="P2">#include &lt;qdebug.h&gt; </text:p>
      <text:p text:style-name="P2">#include &lt;math.h&gt; </text:p>
      <text:p text:style-name="P2">#include &lt;QTime&gt; </text:p>
      <text:p text:style-name="P2">#include &lt;QFile&gt; </text:p>
      <text:p text:style-name="P2"><text:soft-page-break/>#include &lt;QString&gt; </text:p>
      <text:p text:style-name="P2">#include &lt;QStringList&gt; </text:p>
      <text:p text:style-name="P2">#include &lt;QImage&gt; </text:p>
      <text:p text:style-name="P2">#include &lt;QColor&gt; </text:p>
      <text:p text:style-name="P2">#include &lt;QDir&gt; </text:p>
      <text:p text:style-name="P2">#include &lt;fcvector.h&gt; </text:p>
      <text:p text:style-name="P2">#include &lt;actfun.h&gt; </text:p>
      <text:p text:style-name="P2">//общий слой </text:p>
      <text:p text:style-name="P2">struct cnn_data { </text:p>
      <text:p text:style-name="P2"><text:s text:c="4"/>list_vfloat2d kernel1; </text:p>
      <text:p text:style-name="P2"><text:s text:c="4"/>vfloat bias1; </text:p>
      <text:p text:style-name="P2"><text:s text:c="4"/>vfloat bias2; </text:p>
      <text:p text:style-name="P2"><text:s text:c="4"/>list_vfloat2d kernel3; </text:p>
      <text:p text:style-name="P2"><text:s text:c="4"/>vfloat bias3; </text:p>
      <text:p text:style-name="P2"><text:s text:c="4"/>vfloat weight4; </text:p>
      <text:p text:style-name="P2"><text:s text:c="4"/>vfloat bias4; </text:p>
      <text:p text:style-name="P2"><text:s text:c="4"/>vfloat bias5; </text:p>
      <text:p text:style-name="P2"><text:s text:c="4"/>list_vfloat2d weight5; </text:p>
      <text:p text:style-name="P2"><text:s text:c="4"/>vfloat weight6; </text:p>
      <text:p text:style-name="P2"><text:s text:c="4"/>float bias6_1; </text:p>
      <text:p text:style-name="P2">}; </text:p>
      <text:p text:style-name="P2">typedef QList&lt;layer*&gt; c_net; </text:p>
      <text:p text:style-name="P2">class CNNSHARED_EXPORT CNN { </text:p>
      <text:p text:style-name="P2">public: </text:p>
      <text:p text:style-name="P2"><text:s text:c="4"/>//функция свертки </text:p>
      <text:p text:style-name="P2"><text:s text:c="4"/>static vfloat2d convolution(vfloat2d &amp;kernel, float bias, vfloat2d &amp;input); </text:p>
      <text:p text:style-name="P2"><text:s text:c="4"/>//функция субдескретизации </text:p>
      <text:p text:style-name="P2"><text:s text:c="4"/>static vfloat2d subsampling(vfloat2d &amp;input, float bias, float weight); </text:p>
      <text:p text:style-name="P2"><text:s text:c="4"/>//свертка + субдескретизация </text:p>
      <text:p text:style-name="P2"><text:s text:c="4"/>static vfloat2d conv_and_subs(vfloat2d &amp;input, vfloat2d &amp;c_kernel, float c_bias, <text:soft-page-break/>float s_bias, float s_weight); </text:p>
      <text:p text:style-name="P2"><text:s text:c="4"/>static vfloat2d sum_fmaps(vfloat2d &amp;fmap1, vfloat2d &amp;fmap2); </text:p>
      <text:p text:style-name="P2"><text:s text:c="4"/>static float subs_to_neuron(vfloat2d &amp;weight, vfloat2d &amp;fmap, float bias); </text:p>
      <text:p text:style-name="P2"><text:s text:c="4"/>static void append_vfloat2d(vfloat2d &amp;kernel, vfloat &amp;data); </text:p>
      <text:p text:style-name="P2"><text:s text:c="4"/>static vfloat2d append_data_to_vfloat2d(int kern_height, int kern_width, vfloat &amp;data, int &amp;counter); </text:p>
      <text:p text:style-name="P2"><text:s text:c="4"/>static float convolution_net(vfloat2d &amp;input, cnn_data &amp;data); </text:p>
      <text:p text:style-name="P2"><text:s text:c="4"/>static vfloat cnn_data_to_vfloat(cnn_data &amp;data); </text:p>
      <text:p text:style-name="P2"><text:s text:c="4"/>static cnn_data vfloat_to_cnn_data(vfloat &amp;data); </text:p>
      <text:p text:style-name="P2">}; </text:p>
      <text:p text:style-name="P2">#endif // CNN_H</text:p>
      <text:p text:style-name="P2">#include "cnn.h" </text:p>
      <text:p text:style-name="P2">#include &lt;QtConcurrentRun&gt; </text:p>
      <text:p text:style-name="P2">#include &lt;omp.h&gt; </text:p>
      <text:p text:style-name="P2">//функция свертки </text:p>
      <text:p text:style-name="P2">vfloat2d CNN::convolution(vfloat2d &amp;kernel, float bias, vfloat2d &amp;input) { </text:p>
      <text:p text:style-name="P2"><text:s text:c="4"/>//проверяем ядро на пустоту </text:p>
      <text:p text:style-name="P2"><text:s text:c="4"/>if(kernel.empty()) { </text:p>
      <text:p text:style-name="P2"><text:s text:c="8"/>exit(1); </text:p>
      <text:p text:style-name="P2"><text:s text:c="4"/>} </text:p>
      <text:p text:style-name="P2"><text:s text:c="4"/>//проверяем размерность ядра </text:p>
      <text:p text:style-name="P2"><text:s text:c="4"/>if(kernel.size() != kernel.at(0).size()) { </text:p>
      <text:p text:style-name="P2"><text:s text:c="8"/>exit(2); </text:p>
      <text:p text:style-name="P2"><text:s text:c="4"/>} </text:p>
      <text:p text:style-name="P2"><text:s text:c="4"/>//проверяем входные значения на пустоту </text:p>
      <text:p text:style-name="P2"><text:s text:c="4"/>if(input.empty()) { </text:p>
      <text:p text:style-name="P2"><text:s text:c="8"/>exit(3); </text:p>
      <text:p text:style-name="P2"><text:s text:c="4"/>} </text:p>
      <text:p text:style-name="P2"><text:s text:c="4"/>//вычисление исходных размерностей </text:p>
      <text:p text:style-name="P2"><text:s text:c="4"/>//размерность ядра </text:p>
      <text:p text:style-name="P2"><text:soft-page-break/><text:s text:c="4"/>int kernel_size = kernel.size(); </text:p>
      <text:p text:style-name="P2"><text:s text:c="4"/>//ширина входного слоя </text:p>
      <text:p text:style-name="P2"><text:s text:c="4"/>int input_width = input.at(0).size(); </text:p>
      <text:p text:style-name="P2"><text:s text:c="4"/>//высота входного слоя </text:p>
      <text:p text:style-name="P2"><text:s text:c="4"/>int input_height = input.size(); </text:p>
      <text:p text:style-name="P2"><text:s text:c="4"/>//вычисляем размер выходной плоскости </text:p>
      <text:p text:style-name="P2"><text:s text:c="4"/>//ширина выходной плоскости </text:p>
      <text:p text:style-name="P2"><text:s text:c="4"/>int out_width = input_width - kernel_size + 1; </text:p>
      <text:p text:style-name="P2"><text:s text:c="4"/>//высота выходной плоскости </text:p>
      <text:p text:style-name="P2"><text:s text:c="4"/>int out_height = input_height - kernel_size + 1; </text:p>
      <text:p text:style-name="P2"><text:s text:c="4"/>//создаем выходную плоскость </text:p>
      <text:p text:style-name="P2"><text:s text:c="4"/>vfloat2d output; </text:p>
      <text:p text:style-name="P2"><text:s text:c="4"/>for(int i=0; i&lt;out_height; i++) { </text:p>
      <text:p text:style-name="P2"><text:s text:c="8"/>vfloat out_line; </text:p>
      <text:p text:style-name="P2"><text:s text:c="8"/>out_line.resize(out_width); </text:p>
      <text:p text:style-name="P2"><text:s text:c="8"/>output.append(out_line); </text:p>
      <text:p text:style-name="P2"><text:s text:c="4"/>} </text:p>
      <text:p text:style-name="P2"><text:s text:c="4"/>//выполняем свертку для каждого нейрона в плоскости </text:p>
      <text:p text:style-name="P2"><text:s text:c="4"/>for(int i=0; i&lt;out_height; i++) { </text:p>
      <text:p text:style-name="P2"><text:s text:c="8"/>for(int j=0; j&lt;out_width; j++) { </text:p>
      <text:p text:style-name="P2"><text:s text:c="12"/>for(int s=0; s&lt;kernel_size; s++) { </text:p>
      <text:p text:style-name="P2"><text:s text:c="16"/>for(int t=0; t&lt;kernel_size; t++) { </text:p>
      <text:p text:style-name="P2"><text:s text:c="20"/>output[i][j] = output[i][j] + kernel[s][t] * input[i+s][j+t]; </text:p>
      <text:p text:style-name="P2"><text:s text:c="16"/>} </text:p>
      <text:p text:style-name="P2"><text:s text:c="12"/>} </text:p>
      <text:p text:style-name="P2"><text:s text:c="12"/>output[i][j] = output[i][j] + bias; </text:p>
      <text:p text:style-name="P2"><text:s text:c="8"/>} </text:p>
      <text:p text:style-name="P2"><text:s text:c="4"/>} </text:p>
      <text:p text:style-name="P2"><text:s text:c="4"/>return output; </text:p>
      <text:p text:style-name="P2">} </text:p>
      <text:p text:style-name="P2"><text:soft-page-break/>//функция субдескритезации </text:p>
      <text:p text:style-name="P2">vfloat2d CNN::subsampling(vfloat2d &amp;input, float bias, float weight) { </text:p>
      <text:p text:style-name="P2"><text:s text:c="4"/>//проверяем входную плоскость на пустоту </text:p>
      <text:p text:style-name="P2"><text:s text:c="4"/>if(input.empty()) { </text:p>
      <text:p text:style-name="P2"><text:s text:c="8"/>exit(4); </text:p>
      <text:p text:style-name="P2"><text:s text:c="4"/>} </text:p>
      <text:p text:style-name="P2"><text:s text:c="4"/>//задаем размеры выходной плоскости, в 2 раза меньше входной </text:p>
      <text:p text:style-name="P2"><text:s text:c="4"/>//ширина </text:p>
      <text:p text:style-name="P2"><text:s text:c="4"/>int out_width = input.at(0).size() / 2; </text:p>
      <text:p text:style-name="P2"><text:s text:c="4"/>//высота </text:p>
      <text:p text:style-name="P2"><text:s text:c="4"/>int out_height = input.size() / 2; </text:p>
      <text:p text:style-name="P2"><text:s text:c="4"/>//создаем выходную плоскость заданной размерностью </text:p>
      <text:p text:style-name="P2"><text:s text:c="4"/>vfloat2d output; </text:p>
      <text:p text:style-name="P2"><text:s text:c="4"/>for(int i=0; i&lt;out_height; i++) { </text:p>
      <text:p text:style-name="P2"><text:s text:c="8"/>vfloat out_line; </text:p>
      <text:p text:style-name="P2"><text:s text:c="8"/>out_line.resize(out_width); </text:p>
      <text:p text:style-name="P2"><text:s text:c="8"/>output.append(out_line); </text:p>
      <text:p text:style-name="P2"><text:s text:c="4"/>} </text:p>
      <text:p text:style-name="P2"><text:s text:c="4"/>//вычисляем среднее 4-х входов, умножаем на синаптический коэффициент и прибавляем нейронное смещение </text:p>
      <text:p text:style-name="P2"><text:s text:c="4"/>for(int i=0; i&lt;out_height; i++) { </text:p>
      <text:p text:style-name="P2"><text:s text:c="8"/>for(int j=0; j&lt;out_width; j++) { </text:p>
      <text:p text:style-name="P2"><text:s text:c="12"/>output[i][j] = ActFun::activation( ((input[2*i][2*j] + input[2*i+1][2*j] + input[2*i][2*j+1] + input[2*i+1][2*j+1]) / 4) * weight + bias); </text:p>
      <text:p text:style-name="P2"><text:s text:c="8"/>} </text:p>
      <text:p text:style-name="P2"><text:s text:c="4"/>} </text:p>
      <text:p text:style-name="P2"><text:s text:c="4"/>return output; </text:p>
      <text:p text:style-name="P2">} </text:p>
      <text:p text:style-name="P2">vfloat2d CNN::conv_and_subs(vfloat2d &amp;input, vfloat2d &amp;c_kernel, float c_bias, float s_bias, float s_weight) { </text:p>
      <text:p text:style-name="P2"><text:soft-page-break/><text:s text:c="4"/>vfloat2d output = convolution(c_kernel,c_bias,input); </text:p>
      <text:p text:style-name="P2"><text:s text:c="4"/>output = subsampling(output,s_bias,s_weight); </text:p>
      <text:p text:style-name="P2"><text:s text:c="4"/>return output; </text:p>
      <text:p text:style-name="P2">} </text:p>
      <text:p text:style-name="P2">float CNN::convolution_net(vfloat2d &amp;input, cnn_data &amp;data) { </text:p>
      <text:p text:style-name="P2"><text:s text:c="4"/>list_vfloat2d fmap1; </text:p>
      <text:p text:style-name="P2"><text:s text:c="4"/>for(int i=0; i&lt;5; i++) { </text:p>
      <text:p text:style-name="P2"><text:s text:c="8"/>fmap1.append(convolution(data.kernel1[i],data.bias1[i],input)); </text:p>
      <text:p text:style-name="P2"><text:s text:c="4"/>} </text:p>
      <text:p text:style-name="P2"><text:s text:c="4"/>list_vfloat2d fmap2; </text:p>
      <text:p text:style-name="P2"><text:s text:c="4"/>for(int i=0; i&lt;5; i++) { </text:p>
      <text:p text:style-name="P2"><text:s text:c="8"/>fmap2.append(subsampling(fmap1[i],data.bias2[i],data.weight2[i])); </text:p>
      <text:p text:style-name="P2"><text:s text:c="4"/>} </text:p>
      <text:p text:style-name="P2"><text:s text:c="4"/>list_vfloat2d fmap3; </text:p>
      <text:p text:style-name="P2"><text:s text:c="4"/>for(int i=0; i&lt;5; i++) { </text:p>
      <text:p text:style-name="P2"><text:s text:c="8"/>fmap3.append(convolution(data.kernel3[i],data.bias3[i],fmap2[i])); </text:p>
      <text:p text:style-name="P2"><text:s text:c="4"/>} </text:p>
      <text:p text:style-name="P2"><text:s text:c="4"/>for(int i=0; i&lt;5; i++) { </text:p>
      <text:p text:style-name="P2"><text:s text:c="8"/>fmap3.append(convolution(data.kernel3[i+5],data.bias3[i+5],fmap2[i])); </text:p>
      <text:p text:style-name="P2"><text:s text:c="4"/>} </text:p>
      <text:p text:style-name="P2"><text:s text:c="4"/>list_vfloat2d temp; </text:p>
      <text:p text:style-name="P2"><text:s text:c="4"/>temp.append(convolution(data.kernel3[10],data.bias3[10],fmap2[0])); </text:p>
      <text:p text:style-name="P2"><text:s text:c="4"/>temp.append(convolution(data.kernel3[11],data.bias3[10],fmap2[1])); </text:p>
      <text:p text:style-name="P2"><text:s text:c="4"/>temp.append(convolution(data.kernel3[12],data.bias3[11],fmap2[0])); </text:p>
      <text:p text:style-name="P2"><text:s text:c="4"/>temp.append(convolution(data.kernel3[13],data.bias3[11],fmap2[2])); </text:p>
      <text:p text:style-name="P2"><text:s text:c="4"/>temp.append(convolution(data.kernel3[14],data.bias3[12],fmap2[0])); </text:p>
      <text:p text:style-name="P2"><text:s text:c="4"/>temp.append(convolution(data.kernel3[15],data.bias3[12],fmap2[3])); </text:p>
      <text:p text:style-name="P2"><text:s text:c="4"/>temp.append(convolution(data.kernel3[16],data.bias3[13],fmap2[0])); </text:p>
      <text:p text:style-name="P2"><text:s text:c="4"/>temp.append(convolution(data.kernel3[17],data.bias3[13],fmap2[4])); </text:p>
      <text:p text:style-name="P2"><text:s text:c="4"/>temp.append(convolution(data.kernel3[18],data.bias3[14],fmap2[1])); </text:p>
      <text:p text:style-name="P2"><text:soft-page-break/><text:s text:c="4"/>temp.append(convolution(data.kernel3[19],data.bias3[14],fmap2[2])); </text:p>
      <text:p text:style-name="P2"><text:s text:c="4"/>temp.append(convolution(data.kernel3[20],data.bias3[15],fmap2[1])); </text:p>
      <text:p text:style-name="P2"><text:s text:c="4"/>temp.append(convolution(data.kernel3[21],data.bias3[15],fmap2[3])); </text:p>
      <text:p text:style-name="P2"><text:s text:c="4"/>temp.append(convolution(data.kernel3[22],data.bias3[16],fmap2[1])); </text:p>
      <text:p text:style-name="P2"><text:s text:c="4"/>temp.append(convolution(data.kernel3[23],data.bias3[16],fmap2[4])); </text:p>
      <text:p text:style-name="P2"><text:s text:c="4"/>temp.append(convolution(data.kernel3[24],data.bias3[17],fmap2[2])); </text:p>
      <text:p text:style-name="P2"><text:s text:c="4"/>temp.append(convolution(data.kernel3[25],data.bias3[17],fmap2[3])); </text:p>
      <text:p text:style-name="P2"><text:s text:c="4"/>temp.append(convolution(data.kernel3[26],data.bias3[18],fmap2[2])); </text:p>
      <text:p text:style-name="P2"><text:s text:c="4"/>temp.append(convolution(data.kernel3[27],data.bias3[18],fmap2[4])); </text:p>
      <text:p text:style-name="P2"><text:s text:c="4"/>temp.append(convolution(data.kernel3[28],data.bias3[19],fmap2[3])); </text:p>
      <text:p text:style-name="P2"><text:s text:c="4"/>temp.append(convolution(data.kernel3[29],data.bias3[19],fmap2[4])); </text:p>
      <text:p text:style-name="P2"><text:s text:c="4"/>for(int i=0; i&lt;20; i=i+2) { </text:p>
      <text:p text:style-name="P2"><text:s text:c="8"/>fmap3.append(sum_fmaps(temp[i],temp[i+1])); </text:p>
      <text:p text:style-name="P2"><text:s text:c="4"/>} </text:p>
      <text:p text:style-name="P2"><text:s text:c="4"/>list_vfloat2d fmap4; </text:p>
      <text:p text:style-name="P2"><text:s text:c="4"/>for(int i=0; i&lt;20; i++) { </text:p>
      <text:p text:style-name="P2"><text:s text:c="8"/>fmap4.append(subsampling(fmap3[i],data.bias4[i],data.weight4[i])); </text:p>
      <text:p text:style-name="P2"><text:s text:c="4"/>} </text:p>
      <text:p text:style-name="P2"><text:s text:c="4"/>vfloat neuron_out5; </text:p>
      <text:p text:style-name="P2"><text:s text:c="4"/>for(int i=0; i&lt;20; i++) { </text:p>
      <text:p text:style-name="P2"><text:s text:c="8"/>neuron_out5.append(subs_to_neuron(data.weight5[i],fmap4[i],data.bias5[i])); </text:p>
      <text:p text:style-name="P2"><text:s text:c="4"/>} </text:p>
      <text:p text:style-name="P2"><text:s text:c="4"/>vfloat mul6; </text:p>
      <text:p text:style-name="P2"><text:s text:c="4"/>for(int i=0; i&lt;20; i++) { </text:p>
      <text:p text:style-name="P2"><text:s text:c="8"/>mul6.append(data.weight6[i] * neuron_out5[i]); </text:p>
      <text:p text:style-name="P2"><text:s text:c="4"/>} </text:p>
      <text:p text:style-name="P2"><text:s text:c="4"/>float sum = vfloat_sum_elem(mul6); </text:p>
      <text:p text:style-name="P2"><text:s text:c="4"/>sum = activation(sum + data.bias6_1); </text:p>
      <text:p text:style-name="P2"><text:s text:c="4"/>return sum; </text:p>
      <text:p text:style-name="P2">}</text:p>
      <text:p text:style-name="P2"><text:soft-page-break/>float CNN::subs_to_neuron(vfloat2d &amp;weight, vfloat2d &amp;fmap, float bias) { </text:p>
      <text:p text:style-name="P2"><text:s text:c="4"/>float sum; </text:p>
      <text:p text:style-name="P2"><text:s text:c="4"/>for(int i=0; i&lt;weight.size(); i++) { </text:p>
      <text:p text:style-name="P2"><text:s text:c="8"/>for(int j=0; j&lt;weight.at(0).size(); j++) { </text:p>
      <text:p text:style-name="P2"><text:s text:c="12"/>sum = sum + (weight[i][j] * fmap[i][j]); </text:p>
      <text:p text:style-name="P2"><text:s text:c="8"/>} </text:p>
      <text:p text:style-name="P2"><text:s text:c="4"/>} </text:p>
      <text:p text:style-name="P2"><text:s text:c="4"/>sum = ActFun::activation(sum+bias); </text:p>
      <text:p text:style-name="P2"><text:s text:c="4"/>return sum; </text:p>
      <text:p text:style-name="P2">} </text:p>
      <text:p text:style-name="P2">vfloat CNN::cnn_data_to_vfloat(cnn_data &amp;data) { </text:p>
      <text:p text:style-name="P2"><text:s text:c="4"/>vfloat new_data; </text:p>
      <text:p text:style-name="P2"><text:s text:c="4"/>for(int i=0; i&lt;5; i++) { </text:p>
      <text:p text:style-name="P2"><text:s text:c="8"/>append_vfloat2d(data.kernel1[i],new_data); </text:p>
      <text:p text:style-name="P2"><text:s text:c="4"/>} </text:p>
      <text:p text:style-name="P2"><text:s text:c="4"/>for(int i=0; i&lt;5; i++) { </text:p>
      <text:p text:style-name="P2"><text:s text:c="8"/>new_data.append(data.bias1[i]); </text:p>
      <text:p text:style-name="P2"><text:s text:c="4"/>} </text:p>
      <text:p text:style-name="P2"><text:s text:c="4"/>for(int i=0; i&lt;5; i++) { </text:p>
      <text:p text:style-name="P2"><text:s text:c="8"/>new_data.append(data.weight2[i]); </text:p>
      <text:p text:style-name="P2"><text:s text:c="4"/>} </text:p>
      <text:p text:style-name="P2"><text:s text:c="4"/>for(int i=0; i&lt;5; i++) { </text:p>
      <text:p text:style-name="P2"><text:s text:c="8"/>new_data.append(data.bias2[i]); </text:p>
      <text:p text:style-name="P2"><text:s text:c="4"/>} </text:p>
      <text:p text:style-name="P2"><text:s text:c="4"/>for(int i=0; i&lt;10; i++) { </text:p>
      <text:p text:style-name="P2"><text:s text:c="8"/>append_vfloat2d(data.kernel3[i],new_data); </text:p>
      <text:p text:style-name="P2"><text:s text:c="4"/>} </text:p>
      <text:p text:style-name="P2"><text:s text:c="4"/>for(int i=0; i&lt;10; i++) { </text:p>
      <text:p text:style-name="P2"><text:s text:c="8"/>new_data.append(data.bias3[i]); </text:p>
      <text:p text:style-name="P2"><text:s text:c="4"/>} </text:p>
      <text:p text:style-name="P2"><text:soft-page-break/><text:s text:c="4"/>for(int i=10; i&lt;30; i++) { </text:p>
      <text:p text:style-name="P2"><text:s text:c="8"/>append_vfloat2d(data.kernel3[i],new_data); </text:p>
      <text:p text:style-name="P2"><text:s text:c="4"/>} </text:p>
      <text:p text:style-name="P2"><text:s text:c="4"/>for(int i=10; i&lt;20; i++) { </text:p>
      <text:p text:style-name="P2"><text:s text:c="8"/>new_data.append(data.bias3[i]); </text:p>
      <text:p text:style-name="P2"><text:s text:c="4"/>} </text:p>
      <text:p text:style-name="P2"><text:s text:c="4"/>for(int i=0; i&lt;20; i++) { </text:p>
      <text:p text:style-name="P2"><text:s text:c="8"/>new_data.append(data.weight4[i]); </text:p>
      <text:p text:style-name="P2"><text:s text:c="4"/>} </text:p>
      <text:p text:style-name="P2"><text:s text:c="4"/>for(int i=0; i&lt;20; i++) { </text:p>
      <text:p text:style-name="P2"><text:s text:c="8"/>new_data.append(data.bias4[i]); </text:p>
      <text:p text:style-name="P2"><text:s text:c="4"/>} </text:p>
      <text:p text:style-name="P2"><text:s text:c="4"/>for(int i=0; i&lt;20; i++) { </text:p>
      <text:p text:style-name="P2"><text:s text:c="8"/>new_data.append(data.bias5[i]); </text:p>
      <text:p text:style-name="P2"><text:s text:c="4"/>} </text:p>
      <text:p text:style-name="P2"><text:s text:c="4"/>for(int i=0; i&lt;20; i++) { </text:p>
      <text:p text:style-name="P2"><text:s text:c="8"/>append_vfloat2d(data.weight5[i],new_data); </text:p>
      <text:p text:style-name="P2"><text:s text:c="4"/>} </text:p>
      <text:p text:style-name="P2"><text:s text:c="4"/>for(int i=0; i&lt;20; i++) { </text:p>
      <text:p text:style-name="P2"><text:s text:c="8"/>new_data.append(data.weight6[i]); </text:p>
      <text:p text:style-name="P2"><text:s text:c="4"/>} </text:p>
      <text:p text:style-name="P2"><text:s text:c="4"/>new_data.append(data.bias6_1); </text:p>
      <text:p text:style-name="P2"><text:s text:c="4"/>return new_data; </text:p>
      <text:p text:style-name="P2">}</text:p>
      <text:p text:style-name="P2"><text:s/>cnn_data CNN::vfloat_to_cnn_data(vfloat &amp;data) { </text:p>
      <text:p text:style-name="P2"><text:s text:c="4"/>int counter = 0; </text:p>
      <text:p text:style-name="P2"><text:s text:c="4"/>cnn_data new_data; </text:p>
      <text:p text:style-name="P2"><text:s text:c="4"/>int kernel_1_size = 5; </text:p>
      <text:p text:style-name="P2"><text:s text:c="4"/>for(int i=0; i&lt;5; i++) { </text:p>
      <text:p text:style-name="P2"><text:s text:c="8"/>new_data.kernel1.append(append_data_to_vfloat2d(kernel_1_size,kernel_1_size<text:soft-page-break/>,data,counter)); </text:p>
      <text:p text:style-name="P2"><text:s text:c="4"/>} </text:p>
      <text:p text:style-name="P2"><text:s text:c="4"/>for(int i=0; i&lt;5; i++) { </text:p>
      <text:p text:style-name="P2"><text:s text:c="8"/>new_data.bias1.append(data[counter]); </text:p>
      <text:p text:style-name="P2"><text:s text:c="8"/>counter++; </text:p>
      <text:p text:style-name="P2"><text:s text:c="4"/>} </text:p>
      <text:p text:style-name="P2"><text:s text:c="4"/>for(int i=0; i&lt;5; i++) { </text:p>
      <text:p text:style-name="P2"><text:s text:c="8"/>new_data.weight2.append(data[counter]); </text:p>
      <text:p text:style-name="P2"><text:s text:c="8"/>counter++; </text:p>
      <text:p text:style-name="P2"><text:s text:c="4"/>} </text:p>
      <text:p text:style-name="P2"><text:s text:c="4"/>for(int i=0; i&lt;5; i++) { </text:p>
      <text:p text:style-name="P2"><text:s text:c="8"/>new_data.bias2.append(data[counter]); </text:p>
      <text:p text:style-name="P2"><text:s text:c="8"/>counter++; </text:p>
      <text:p text:style-name="P2"><text:s text:c="4"/>} </text:p>
      <text:p text:style-name="P2"><text:s text:c="4"/>int kernel_3_size = 3; </text:p>
      <text:p text:style-name="P2"><text:s text:c="4"/>for(int i=0; i&lt;10; i++) { </text:p>
      <text:p text:style-name="P2"><text:s text:c="8"/>new_data.kernel3.append(append_data_to_vfloat2d(kernel_3_size,kernel_3_size,data,counter)); </text:p>
      <text:p text:style-name="P2"><text:s text:c="4"/>} </text:p>
      <text:p text:style-name="P2"><text:s text:c="4"/>for(int i=0; i&lt;10; i++) { </text:p>
      <text:p text:style-name="P2"><text:s text:c="8"/>new_data.bias3.append(data[counter]); </text:p>
      <text:p text:style-name="P2"><text:s text:c="8"/>counter++; </text:p>
      <text:p text:style-name="P2"><text:s text:c="4"/>} </text:p>
      <text:p text:style-name="P2"><text:s text:c="4"/>for(int i=10; i&lt;30; i++) { </text:p>
      <text:p text:style-name="P2"><text:s text:c="8"/>new_data.kernel3.append(append_data_to_vfloat2d(kernel_3_size,kernel_3_size,data,counter)); </text:p>
      <text:p text:style-name="P2"><text:s text:c="4"/>} </text:p>
      <text:p text:style-name="P2"><text:s text:c="4"/>for(int i=10; i&lt;20; i++) { </text:p>
      <text:p text:style-name="P2"><text:s text:c="8"/>new_data.bias3.append(data[counter]); </text:p>
      <text:p text:style-name="P2"><text:s text:c="8"/>counter++; </text:p>
      <text:p text:style-name="P2"><text:soft-page-break/><text:s text:c="4"/>} </text:p>
      <text:p text:style-name="P2"><text:s text:c="4"/>for(int i=0; i&lt;20; i++) { </text:p>
      <text:p text:style-name="P2"><text:s text:c="8"/>new_data.weight4.append(data[counter]); </text:p>
      <text:p text:style-name="P2"><text:s text:c="8"/>counter++; </text:p>
      <text:p text:style-name="P2"><text:s text:c="4"/>} </text:p>
      <text:p text:style-name="P2"><text:s text:c="4"/>for(int i=0; i&lt;20; i++) { </text:p>
      <text:p text:style-name="P2"><text:s text:c="8"/>new_data.bias4.append(data[counter]); </text:p>
      <text:p text:style-name="P2"><text:s text:c="8"/>counter++; </text:p>
      <text:p text:style-name="P2"><text:s text:c="4"/>} </text:p>
      <text:p text:style-name="P2"><text:s text:c="4"/>for(int i=0; i&lt;20; i++) { </text:p>
      <text:p text:style-name="P2"><text:s text:c="8"/>new_data.bias5.append(data[counter]); </text:p>
      <text:p text:style-name="P2"><text:s text:c="8"/>counter++; </text:p>
      <text:p text:style-name="P2"><text:s text:c="4"/>} </text:p>
      <text:p text:style-name="P2"><text:s text:c="4"/>int weight_5_height = 6; </text:p>
      <text:p text:style-name="P2"><text:s text:c="4"/>int weight_5_width = 7; </text:p>
      <text:p text:style-name="P2"><text:s text:c="4"/>for(int i=0; i&lt;20; i++) { </text:p>
      <text:p text:style-name="P2"><text:s text:c="8"/>new_data.weight5.append(append_data_to_vfloat2d(weight_5_height,weight_5_width,data,counter)); </text:p>
      <text:p text:style-name="P2"><text:s text:c="4"/>} </text:p>
      <text:p text:style-name="P2"><text:s text:c="4"/>for(int i=0; i&lt;20; i++) { </text:p>
      <text:p text:style-name="P2"><text:s text:c="8"/>new_data.weight6.append(data[counter]); </text:p>
      <text:p text:style-name="P2"><text:s text:c="8"/>counter++; </text:p>
      <text:p text:style-name="P2"><text:s text:c="4"/>} </text:p>
      <text:p text:style-name="P2"><text:s text:c="4"/>new_data.bias6_1 = data[counter]; </text:p>
      <text:p text:style-name="P2"><text:s text:c="4"/>counter++; </text:p>
      <text:p text:style-name="P2"><text:s text:c="4"/>return new_data; </text:p>
      <text:p text:style-name="P2">}</text:p>
      <text:p text:style-name="P2">vfloat2d CNN::sum_fmaps(vfloat2d &amp;fmap1, vfloat2d &amp;fmap2) { </text:p>
      <text:p text:style-name="P2"><text:s text:c="4"/>vfloat2d ret_fmap; </text:p>
      <text:p text:style-name="P2"><text:s text:c="4"/>ret_fmap.resize(fmap1.size()); </text:p>
      <text:p text:style-name="P2"><text:soft-page-break/><text:s text:c="4"/>for(int i=0; i&lt;fmap1.size(); i++) { </text:p>
      <text:p text:style-name="P2"><text:s text:c="8"/>ret_fmap[i].resize(fmap1.at(i).size()); </text:p>
      <text:p text:style-name="P2"><text:s text:c="8"/>for(int j=0; j&lt;fmap1.at(0).size(); j++) { </text:p>
      <text:p text:style-name="P2"><text:s text:c="12"/>ret_fmap[i][j] = fmap1[i][j] + fmap2[i][j]; </text:p>
      <text:p text:style-name="P2"><text:s text:c="8"/>} </text:p>
      <text:p text:style-name="P2"><text:s text:c="4"/>} </text:p>
      <text:p text:style-name="P2"><text:s text:c="4"/>return ret_fmap; </text:p>
      <text:p text:style-name="P2">} </text:p>
      <text:p text:style-name="P2">vfloat2d CNN::append_data_to_vfloat2d(int kern_height, int kern_width, vfloat &amp;data, int &amp;counter) { </text:p>
      <text:p text:style-name="P2"><text:s text:c="4"/>vfloat2d ret_val; </text:p>
      <text:p text:style-name="P2"><text:s text:c="4"/>ret_val.resize(kern_height); </text:p>
      <text:p text:style-name="P2"><text:s text:c="4"/>for(int i=0; i&lt;kern_height; i++) { </text:p>
      <text:p text:style-name="P2"><text:s text:c="8"/>ret_val[i].resize(kern_width); </text:p>
      <text:p text:style-name="P2"><text:s text:c="8"/>for(int j=0; j&lt;kern_width; j++) { </text:p>
      <text:p text:style-name="P2"><text:s text:c="12"/>ret_val[i][j] = data[counter]; </text:p>
      <text:p text:style-name="P2"><text:s text:c="12"/>counter++; </text:p>
      <text:p text:style-name="P2"><text:s text:c="8"/>} </text:p>
      <text:p text:style-name="P2"><text:s text:c="4"/>} </text:p>
      <text:p text:style-name="P2"><text:s text:c="4"/>return ret_val; </text:p>
      <text:p text:style-name="P2">} </text:p>
      <text:p text:style-name="P2">void CNN::append_vfloat2d(vfloat2d &amp;kernel, vfloat &amp;data) { </text:p>
      <text:p text:style-name="P2"><text:s text:c="4"/>for(int i=0; i&lt;kernel.size(); i++) { </text:p>
      <text:p text:style-name="P2"><text:s text:c="8"/>for(int j=0; j&lt;kernel.at(i).size(); j++) { </text:p>
      <text:p text:style-name="P2"><text:s text:c="12"/>data.append(kernel[i][j]); </text:p>
      <text:p text:style-name="P2"><text:s text:c="8"/>} </text:p>
      <text:p text:style-name="P2"><text:s text:c="4"/>} </text:p>
      <text:p text:style-name="P2">}</text:p>
      <text:p text:style-name="P2">#ifndef RGA_H </text:p>
      <text:p text:style-name="P2">#define RGA_H </text:p>
      <text:p text:style-name="P2"><text:soft-page-break/>#include &lt;fcvector.h&gt; </text:p>
      <text:p text:style-name="P2">#include &lt;rnd.h&gt; </text:p>
      <text:p text:style-name="P2">#include &lt;srv.h&gt; </text:p>
      <text:p text:style-name="P2">#include &lt;QDebug&gt; </text:p>
      <text:p text:style-name="P2">class RGA </text:p>
      <text:p text:style-name="P2">{ </text:p>
      <text:p text:style-name="P2">public: </text:p>
      <text:p text:style-name="P2"><text:s text:c="4"/>static int best_chromosome(vfloat2d &amp;outputs, vfloat &amp;target); </text:p>
      <text:p text:style-name="P2"><text:s text:c="4"/>static vfloat2d random_blx(vfloat2d &amp;population, double blx_koef); </text:p>
      <text:p text:style-name="P2"><text:s text:c="4"/>static vfloat2d tournament_selection(vfloat2d &amp;population, vfloat &amp;values); </text:p>
      <text:p text:style-name="P2"><text:s text:c="4"/>static vfloat calculate_fitness(vfloat2d &amp;outputs, vfloat &amp;target); </text:p>
      <text:p text:style-name="P2"><text:s text:c="4"/>static vfloat blx_a_crossover(vfloat &amp;chromosome1, vfloat &amp;chromosome2, float A); </text:p>
      <text:p text:style-name="P2"><text:s text:c="4"/>static vfloat2d population_mutation(vfloat2d &amp;population, int chance); </text:p>
      <text:p text:style-name="P2"><text:s text:c="4"/>static float random_mutation(float value); </text:p>
      <text:p text:style-name="P2"><text:s text:c="4"/>static float fitness_neural(vfloat &amp;output, vfloat &amp;target); </text:p>
      <text:p text:style-name="P2">}; </text:p>
      <text:p text:style-name="P2">#endif // RGA_H</text:p>
      <text:p text:style-name="P2">#include "rga.h" </text:p>
      <text:p text:style-name="P2">vfloat2d RGA::random_blx(vfloat2d &amp;population, double blx_koef) { </text:p>
      <text:p text:style-name="P2"><text:s text:c="4"/>int population_size = population.size(); </text:p>
      <text:p text:style-name="P2"><text:s text:c="4"/>vfloat2d new_population; </text:p>
      <text:p text:style-name="P2"><text:s text:c="4"/>for(int i=0; i&lt;population_size; i++) { </text:p>
      <text:p text:style-name="P2"><text:s text:c="8"/>int rand_ch1 = RND::rand_A_B(0,population_size-1); </text:p>
      <text:p text:style-name="P2"><text:s text:c="8"/>int rand_ch2 = RND::rand_A_B(0,population_size-1); </text:p>
      <text:p text:style-name="P2"><text:s text:c="8"/>new_population.append(blx_a_crossover(population[rand_ch1],population[rand_ch2],blx_koef)); </text:p>
      <text:p text:style-name="P2"><text:s text:c="4"/>} </text:p>
      <text:p text:style-name="P2"><text:s text:c="4"/>return new_population; </text:p>
      <text:p text:style-name="P2">} </text:p>
      <text:p text:style-name="P2"><text:soft-page-break/>int RGA::best_chromosome(vfloat2d &amp;outputs, vfloat &amp;target) { </text:p>
      <text:p text:style-name="P2"><text:s text:c="4"/>vfloat errors = calculate_fitness(outputs,target); </text:p>
      <text:p text:style-name="P2"><text:s text:c="4"/>float min = errors[0]; </text:p>
      <text:p text:style-name="P2"><text:s text:c="4"/>int ret_val = 0; </text:p>
      <text:p text:style-name="P2"><text:s text:c="4"/>for(int i=0; i&lt;errors.size(); i++) { </text:p>
      <text:p text:style-name="P2"><text:s text:c="8"/>if(errors[i]&lt;=min) { </text:p>
      <text:p text:style-name="P2"><text:s text:c="12"/>ret_val = i; </text:p>
      <text:p text:style-name="P2"><text:s text:c="8"/>} </text:p>
      <text:p text:style-name="P2"><text:s text:c="4"/>} </text:p>
      <text:p text:style-name="P2"><text:s text:c="4"/>return ret_val; </text:p>
      <text:p text:style-name="P2">} </text:p>
      <text:p text:style-name="P2">vfloat RGA::calculate_fitness(vfloat2d &amp;outputs, vfloat &amp;target) { </text:p>
      <text:p text:style-name="P2"><text:s text:c="4"/>vfloat ret_val; </text:p>
      <text:p text:style-name="P2"><text:s text:c="4"/>ret_val.resize(outputs.size()); </text:p>
      <text:p text:style-name="P2"><text:s text:c="4"/>for(int i=0; i&lt;outputs.size(); i++) { </text:p>
      <text:p text:style-name="P2"><text:s text:c="8"/>ret_val[i] = fitness_neural(outputs[i],target); </text:p>
      <text:p text:style-name="P2"><text:s text:c="4"/>} </text:p>
      <text:p text:style-name="P2"><text:s text:c="4"/>return ret_val; </text:p>
      <text:p text:style-name="P2">} </text:p>
      <text:p text:style-name="P2">vfloat2d RGA::tournament_selection(vfloat2d &amp;population, vfloat &amp;values) { </text:p>
      <text:p text:style-name="P2"><text:s text:c="4"/>int population_size = population.size(); </text:p>
      <text:p text:style-name="P2"><text:s text:c="4"/>vfloat2d new_population; </text:p>
      <text:p text:style-name="P2"><text:s text:c="4"/>for(int i=0; i&lt;population_size; i++) { </text:p>
      <text:p text:style-name="P2"><text:s text:c="8"/>int rand_ch1 = RND::rand_A_B(0,population_size-1); </text:p>
      <text:p text:style-name="P2"><text:s text:c="8"/>int rand_ch2 = RND::rand_A_B(0,population_size-1); </text:p>
      <text:p text:style-name="P2"><text:s text:c="8"/>if(values[rand_ch1] &lt; values[rand_ch2]) { </text:p>
      <text:p text:style-name="P2"><text:s text:c="12"/>new_population.append(population[rand_ch1]); </text:p>
      <text:p text:style-name="P2"><text:s text:c="8"/>} else { </text:p>
      <text:p text:style-name="P2"><text:s text:c="12"/>new_population.append(population[rand_ch2]); </text:p>
      <text:p text:style-name="P2"><text:s text:c="8"/>} </text:p>
      <text:p text:style-name="P2"><text:soft-page-break/><text:s text:c="4"/>} </text:p>
      <text:p text:style-name="P2"><text:s text:c="4"/>return new_population; </text:p>
      <text:p text:style-name="P2">} </text:p>
      <text:p text:style-name="P2">float RGA::fitness_neural(vfloat &amp;output, vfloat &amp;target) { </text:p>
      <text:p text:style-name="P2"><text:s text:c="4"/>if(output.size() != target.size()) { </text:p>
      <text:p text:style-name="P2"><text:s text:c="8"/>qDebug()&lt;&lt;"Несовпадение размеров выхода сети и требуемых выходов"; </text:p>
      <text:p text:style-name="P2"><text:s text:c="8"/>exit(3); </text:p>
      <text:p text:style-name="P2"><text:s text:c="4"/>} </text:p>
      <text:p text:style-name="P2"><text:s text:c="4"/>vfloat sub = FCVector::vfloat_sub(output,target); </text:p>
      <text:p text:style-name="P2"><text:s text:c="4"/>vfloat power = FCVector::vfloat_pow(sub,2); </text:p>
      <text:p text:style-name="P2"><text:s text:c="4"/>float sum = FCVector::vfloat_sum_elem(power); </text:p>
      <text:p text:style-name="P2"><text:s text:c="4"/>float fitness = sum/output.size(); </text:p>
      <text:p text:style-name="P2"><text:s text:c="4"/>return fitness; </text:p>
      <text:p text:style-name="P2">} </text:p>
      <text:p text:style-name="P2">vfloat RGA::blx_a_crossover(vfloat &amp;chromosome1, vfloat &amp;chromosome2, float A) { </text:p>
      <text:p text:style-name="P2"><text:s text:c="4"/>if(chromosome1.size()!=chromosome2.size()) { </text:p>
      <text:p text:style-name="P2"><text:s text:c="8"/>qDebug()&lt;&lt;"Не совпадают размеры хромосом"; </text:p>
      <text:p text:style-name="P2"><text:s text:c="8"/>exit(1); </text:p>
      <text:p text:style-name="P2"><text:s text:c="4"/>} </text:p>
      <text:p text:style-name="P2"><text:s text:c="4"/>vfloat new_chromosome(chromosome1.size()); </text:p>
      <text:p text:style-name="P2"><text:s text:c="4"/>for(int i=0; i&lt;new_chromosome.size(); i++) { </text:p>
      <text:p text:style-name="P2"><text:s text:c="8"/>float c_max = SRV::max(chromosome1[i],chromosome2[i]); </text:p>
      <text:p text:style-name="P2"><text:s text:c="8"/>float c_min = SRV::min(chromosome1[i],chromosome2[i]); </text:p>
      <text:p text:style-name="P2"><text:s text:c="8"/>float delta = c_max - c_min; </text:p>
      <text:p text:style-name="P2"><text:s text:c="8"/>float range_min = c_min - delta*A; </text:p>
      <text:p text:style-name="P2"><text:s text:c="8"/>float range_max = c_max + delta*A; </text:p>
      <text:p text:style-name="P2"><text:s text:c="8"/>new_chromosome[i] = RND::random_float(range_min,range_max); </text:p>
      <text:p text:style-name="P2"><text:s text:c="4"/>} </text:p>
      <text:p text:style-name="P2"><text:s text:c="4"/>return new_chromosome; </text:p>
      <text:p text:style-name="P2"><text:soft-page-break/>} </text:p>
      <text:p text:style-name="P2">float RGA::random_mutation(float value) { </text:p>
      <text:p text:style-name="P2"><text:s text:c="4"/>float range_min = value - value*0.2; </text:p>
      <text:p text:style-name="P2"><text:s text:c="4"/>float range_max = value + value*0.2; </text:p>
      <text:p text:style-name="P2"><text:s text:c="4"/>float ret_val = RND::random_float(range_min,range_max); </text:p>
      <text:p text:style-name="P2"><text:s text:c="4"/>return ret_val; </text:p>
      <text:p text:style-name="P2">} </text:p>
      <text:p text:style-name="P2">vfloat2d RGA::population_mutation(vfloat2d &amp;population, int chance) { </text:p>
      <text:p text:style-name="P2"><text:s text:c="4"/>for(int i=0; i&lt;population.size(); i++) { </text:p>
      <text:p text:style-name="P2"><text:s text:c="8"/>int rand_val = RND::rand_A_B(0,100-chance); </text:p>
      <text:p text:style-name="P2"><text:s text:c="8"/>if(rand_val == 0) { </text:p>
      <text:p text:style-name="P2"><text:s text:c="12"/>for(int j=0; j&lt;population.at(i).size(); j++) { </text:p>
      <text:p text:style-name="P2"><text:s text:c="16"/>population[i][j] = random_mutation(population.at(i).at(j)); </text:p>
      <text:p text:style-name="P2"><text:s text:c="12"/>} </text:p>
      <text:p text:style-name="P2"><text:s text:c="8"/>} </text:p>
      <text:p text:style-name="P2"><text:s text:c="4"/>} </text:p>
      <text:p text:style-name="P2"><text:s text:c="4"/>return population; </text:p>
      <text:p text:style-name="P2">}</text:p>
      <text:p text:style-name="P3">#ifndef RND_H </text:p>
      <text:p text:style-name="P3">#define RND_H </text:p>
      <text:p text:style-name="P3">#include &lt;CNN/cnn.h&gt; </text:p>
      <text:p text:style-name="P3">#include &lt;fcvector.h&gt; </text:p>
      <text:p text:style-name="P3">#include &lt;QTime&gt; </text:p>
      <text:p text:style-name="P3">class RND </text:p>
      <text:p text:style-name="P3">{ </text:p>
      <text:p text:style-name="P3">public: </text:p>
      <text:p text:style-name="P3"><text:s text:c="4"/>static cnn_data get_randon_data(); </text:p>
      <text:p text:style-name="P3"><text:s text:c="4"/>static vfloat2d random_vfloat2d(int height, int width, float range_min, float range_max); </text:p>
      <text:p text:style-name="P3"><text:s text:c="4"/>static float random_float(float range_min, float range_max); </text:p>
      <text:p text:style-name="P3"><text:soft-page-break/><text:s text:c="4"/>static float rand_A_B(int A, int B); </text:p>
      <text:p text:style-name="P3">}; </text:p>
      <text:p text:style-name="P3">#endif // RND_H</text:p>
      <text:p text:style-name="P3">#include "rnd.h" </text:p>
      <text:p text:style-name="P3">float RND::rand_A_B(int A, int B) { </text:p>
      <text:p text:style-name="P3"><text:s text:c="4"/>//qsrand(QTime(0,0,0).secsTo(QTime::currentTime())); </text:p>
      <text:p text:style-name="P3"><text:s text:c="4"/>return qrand()%(B-A+1)+A; </text:p>
      <text:p text:style-name="P3">} </text:p>
      <text:p text:style-name="P3">cnn_data CNN::get_randon_data() { </text:p>
      <text:p text:style-name="P3"><text:s text:c="4"/>float range_min = -0.5; </text:p>
      <text:p text:style-name="P3"><text:s text:c="4"/>float range_max = 0.5; </text:p>
      <text:p text:style-name="P3"><text:s text:c="4"/>int kernel_1_size = 5;</text:p>
      <text:p text:style-name="P3"><text:s text:c="4"/>cnn_data data; </text:p>
      <text:p text:style-name="P3"><text:s text:c="4"/>for(int i=0; i&lt;5; i++) { </text:p>
      <text:p text:style-name="P3"><text:s text:c="8"/>data.kernel1.append(random_vfloat2d(kernel_1_size,kernel_1_size,range_min,range_max)); </text:p>
      <text:p text:style-name="P3"><text:s text:c="4"/>} </text:p>
      <text:p text:style-name="P3"><text:s text:c="4"/>for(int i=0; i&lt;5; i++) { </text:p>
      <text:p text:style-name="P3"><text:s text:c="8"/>data.bias1[i] = random_float(range_min,range_max); </text:p>
      <text:p text:style-name="P3"><text:s text:c="4"/>} </text:p>
      <text:p text:style-name="P3"><text:s text:c="4"/>for(int i=0; i&lt;5; i++) { </text:p>
      <text:p text:style-name="P3"><text:s text:c="8"/>data.weight2[i] = random_float(range_min,range_max); </text:p>
      <text:p text:style-name="P3"><text:s text:c="4"/>} </text:p>
      <text:p text:style-name="P3"><text:s text:c="4"/>for(int i=0; i&lt;5; i++) { </text:p>
      <text:p text:style-name="P3"><text:s text:c="8"/>data.bias2[i] = random_float(range_min,range_max); </text:p>
      <text:p text:style-name="P3"><text:s text:c="4"/>} </text:p>
      <text:p text:style-name="P3"><text:s text:c="4"/>int kernel_3_size = 3; </text:p>
      <text:p text:style-name="P3"><text:s text:c="4"/>for(int i=0; i&lt;30; i++) { </text:p>
      <text:p text:style-name="P3"><text:s text:c="8"/>data.kernel3[i] = random_vfloat2d(kernel_3_size,kernel_3_size,range_min,range_max); </text:p>
      <text:p text:style-name="P3"><text:soft-page-break/><text:s text:c="4"/>} </text:p>
      <text:p text:style-name="P3"><text:s text:c="4"/>for(int i=0; i&lt;20; i++) { </text:p>
      <text:p text:style-name="P3"><text:s text:c="8"/>data.bias3[i] = random_float(range_min,range_max); </text:p>
      <text:p text:style-name="P3"><text:s text:c="4"/>} </text:p>
      <text:p text:style-name="P3"><text:s text:c="4"/>for(int i=0; i&lt;20; i++) { </text:p>
      <text:p text:style-name="P3"><text:s text:c="8"/>data.weight4[i] = random_float(range_min,range_max); </text:p>
      <text:p text:style-name="P3"><text:s text:c="4"/>} </text:p>
      <text:p text:style-name="P3"><text:s text:c="4"/>for(int i=0; i&lt;20; i++) { </text:p>
      <text:p text:style-name="P3"><text:s text:c="8"/>data.bias4[i] = random_float(range_min,range_max); </text:p>
      <text:p text:style-name="P3"><text:s text:c="4"/>} </text:p>
      <text:p text:style-name="P3"><text:s text:c="4"/>for(int i=0; i&lt;20; i++) { </text:p>
      <text:p text:style-name="P3"><text:s text:c="8"/>data.bias5[i] = random_float(range_min,range_max); </text:p>
      <text:p text:style-name="P3"><text:s text:c="4"/>} </text:p>
      <text:p text:style-name="P3"><text:s text:c="4"/>int weight_5_height = 6; </text:p>
      <text:p text:style-name="P3"><text:s text:c="4"/>int weight_5_width = 7; </text:p>
      <text:p text:style-name="P3"><text:s text:c="4"/>for(int i=0; i&lt;20; i++) { </text:p>
      <text:p text:style-name="P3"><text:s text:c="8"/>data.weight5[i] = random_vfloat2d(weight_5_height,weight_5_width,range_min,range_max); </text:p>
      <text:p text:style-name="P3"><text:s text:c="4"/>} </text:p>
      <text:p text:style-name="P3"><text:s text:c="4"/>for(int i=0; i&lt;20; i++) { </text:p>
      <text:p text:style-name="P3"><text:s text:c="8"/>data.weight6[i] = random_float(range_min,range_max); </text:p>
      <text:p text:style-name="P3"><text:s text:c="4"/>} </text:p>
      <text:p text:style-name="P3"><text:s text:c="4"/>data.bias6_1 = random_float(range_min,range_max); </text:p>
      <text:p text:style-name="P3"><text:s text:c="4"/>return data; </text:p>
      <text:p text:style-name="P3">} </text:p>
      <text:p text:style-name="P3">vfloat2d RND::random_vfloat2d(int height, int width, float range_min, float range_max) { </text:p>
      <text:p text:style-name="P3"><text:s text:c="4"/>//qsrand(QTime(0,0,0).secsTo(QTime::currentTime())); </text:p>
      <text:p text:style-name="P3"><text:s text:c="4"/>vfloat2d ret_val; </text:p>
      <text:p text:style-name="P3"><text:s text:c="4"/>ret_val.resize(height); </text:p>
      <text:p text:style-name="P3"><text:soft-page-break/><text:s text:c="4"/>for(int i=0; i&lt;ret_val.size(); i++) { </text:p>
      <text:p text:style-name="P3"><text:s text:c="8"/>ret_val[i].resize(width); </text:p>
      <text:p text:style-name="P3"><text:s text:c="8"/>for(int j=0; j&lt;ret_val.at(i).size(); j++) { </text:p>
      <text:p text:style-name="P3"><text:s text:c="12"/>ret_val[i][j] = random_float(range_min,range_max); </text:p>
      <text:p text:style-name="P3"><text:s text:c="8"/>} </text:p>
      <text:p text:style-name="P3"><text:s text:c="4"/>} </text:p>
      <text:p text:style-name="P3"><text:s text:c="4"/>return ret_val; </text:p>
      <text:p text:style-name="P3">} </text:p>
      <text:p text:style-name="P3">float RND::random_float(float range_min, float range_max) { </text:p>
      <text:p text:style-name="P3"><text:s text:c="4"/>//qsrand(QTime(0,0,0).secsTo(QTime::currentTime())); </text:p>
      <text:p text:style-name="P3"><text:s text:c="4"/>float random_val = (float) qrand()/RAND_MAX; </text:p>
      <text:p text:style-name="P3"><text:s text:c="4"/>float ret_val = range_min + (range_max - range_min) * random_val; </text:p>
      <text:p text:style-name="P3"><text:s text:c="4"/>return ret_val; </text:p>
      <text:p text:style-name="P3">}</text:p>
      <text:p text:style-name="P3">#ifndef SRV_H </text:p>
      <text:p text:style-name="P3">#define SRV_H </text:p>
      <text:p text:style-name="P3">class SRV </text:p>
      <text:p text:style-name="P3">{ </text:p>
      <text:p text:style-name="P3">public: </text:p>
      <text:p text:style-name="P3"><text:s text:c="4"/>static float min(float a, float b); </text:p>
      <text:p text:style-name="P3"><text:s text:c="4"/>static float max(float a, float b); </text:p>
      <text:p text:style-name="P3">}; </text:p>
      <text:p text:style-name="P3">#endif // SRV_H</text:p>
      <text:p text:style-name="P3">#include "srv.h" </text:p>
      <text:p text:style-name="P3">float SRV::max(float a, float b) { </text:p>
      <text:p text:style-name="P3"><text:s text:c="4"/>if(a&gt;b) { </text:p>
      <text:p text:style-name="P3"><text:s text:c="8"/>return a; </text:p>
      <text:p text:style-name="P3"><text:s text:c="4"/>} else { </text:p>
      <text:p text:style-name="P3"><text:s text:c="8"/>return b; </text:p>
      <text:p text:style-name="P3"><text:s text:c="4"/>} </text:p>
      <text:p text:style-name="P3"><text:soft-page-break/>} </text:p>
      <text:p text:style-name="P3">float SRV::min(float a, float b) { </text:p>
      <text:p text:style-name="P3"><text:s text:c="4"/>if(a&lt;b) { </text:p>
      <text:p text:style-name="P3"><text:s text:c="8"/>return a; </text:p>
      <text:p text:style-name="P3"><text:s text:c="4"/>} else { </text:p>
      <text:p text:style-name="P3"><text:s text:c="8"/>return b; </text:p>
      <text:p text:style-name="P3"><text:s text:c="4"/>} </text:p>
      <text:p text:style-name="P3">}</text:p>
      <text:p text:style-name="P3">#ifndef TRAINER_H </text:p>
      <text:p text:style-name="P3">#define TRAINER_H </text:p>
      <text:p text:style-name="P3">#include &lt;CNN/cnn.h&gt; </text:p>
      <text:p text:style-name="P3">#include &lt;rga.h&gt; </text:p>
      <text:p text:style-name="P3">#include &lt;fcvector.h&gt; </text:p>
      <text:p text:style-name="P3">#include &lt;fcfile.h&gt; </text:p>
      <text:p text:style-name="P3">#include &lt;rnd.h&gt; </text:p>
      <text:p text:style-name="P3">#include &lt;omp.h&gt; </text:p>
      <text:p text:style-name="P3">class Trainer </text:p>
      <text:p text:style-name="P3">{ </text:p>
      <text:p text:style-name="P3">public: </text:p>
      <text:p text:style-name="P3"><text:s text:c="4"/>cnn_data rga_train(list_vfloat2d &amp;in, vfloat2d &amp;target, vfloat2d &amp;population, float rms_error, float blx_koef, int step, int max_step); </text:p>
      <text:p text:style-name="P3"><text:s text:c="4"/>cnn_data image_rga_train(QString faces_dir, QString no_faces_dir); </text:p>
      <text:p text:style-name="P3">}; </text:p>
      <text:p text:style-name="P3">#endif // TRAINER_H</text:p>
      <text:p text:style-name="P3">#include "trainer.h" </text:p>
      <text:p text:style-name="P3">n_net neural::rga_train(n_net &amp;neuro_net, v2double &amp;in, v2double &amp;target, v2double &amp;population, double rms_error, double blx_koef, int step, int max_step) { </text:p>
      <text:p text:style-name="P3"><text:s text:c="4"/>qDebug()&lt;&lt;"Train Started"; </text:p>
      <text:p text:style-name="P3"><text:s text:c="4"/>qDebug()&lt;&lt;"Real Coded GA + Simulate Annealing"; </text:p>
      <text:p text:style-name="P3"><text:s text:c="4"/>double T = 100000; </text:p>
      <text:p text:style-name="P3"><text:soft-page-break/><text:s text:c="4"/>double alfa = 0.99; </text:p>
      <text:p text:style-name="P3"><text:s text:c="4"/>double P_start = 100; </text:p>
      <text:p text:style-name="P3"><text:s text:c="4"/>double P = P_start; </text:p>
      <text:p text:style-name="P3"><text:s text:c="4"/>double E = 0.5; </text:p>
      <text:p text:style-name="P3"><text:s text:c="4"/>n_net ret_net; </text:p>
      <text:p text:style-name="P3"><text:s text:c="4"/>step = 0; </text:p>
      <text:p text:style-name="P3"><text:s text:c="4"/>double error = 0; </text:p>
      <text:p text:style-name="P3"><text:s text:c="4"/>vdouble all_errors(population.size()); </text:p>
      <text:p text:style-name="P3"><text:s text:c="4"/>for(int j=0; j&lt;in.size(); j++) { </text:p>
      <text:p text:style-name="P3"><text:s text:c="8"/>//qDebug()&lt;&lt;"calc errors"; </text:p>
      <text:p text:style-name="P3"><text:s text:c="8"/>v2double outputs; </text:p>
      <text:p text:style-name="P3"><text:s text:c="8"/>for(int i=0; i&lt;population.size(); i++) { </text:p>
      <text:p text:style-name="P3"><text:s text:c="12"/>n_net temp_net = set_W(neuro_net,population[i]); </text:p>
      <text:p text:style-name="P3"><text:s text:c="12"/>temp_net = start_net(in[j],temp_net); </text:p>
      <text:p text:style-name="P3"><text:s text:c="12"/>outputs.append(temp_net.last()-&gt;output); </text:p>
      <text:p text:style-name="P3"><text:s text:c="8"/>} </text:p>
      <text:p text:style-name="P3"><text:s text:c="8"/>vdouble errors = neural_rga.calculate_fitness(outputs,target[j]); </text:p>
      <text:p text:style-name="P3"><text:s text:c="8"/>all_errors = vectr.vdouble_sum(all_errors,errors); </text:p>
      <text:p text:style-name="P3"><text:s text:c="8"/>error = error + vectr.vdouble_sum_elem(errors) / errors.size(); </text:p>
      <text:p text:style-name="P3"><text:s text:c="4"/>} </text:p>
      <text:p text:style-name="P3"><text:s text:c="4"/>while(error&gt;E) { </text:p>
      <text:p text:style-name="P3"><text:s text:c="8"/>population = neural_rga.tournament_selection(population,all_errors);//ТУРНИР </text:p>
      <text:p text:style-name="P3"><text:s text:c="8"/>population = neural_rga.random_blx(population, blx_koef); </text:p>
      <text:p text:style-name="P3"><text:s text:c="8"/>population = neural_rga.population_mutation(population,P); </text:p>
      <text:p text:style-name="P3"><text:s text:c="8"/>error = 0; </text:p>
      <text:p text:style-name="P3"><text:s text:c="8"/>all_errors.clear(); </text:p>
      <text:p text:style-name="P3"><text:s text:c="8"/>all_errors.resize(population.size()); </text:p>
      <text:p text:style-name="P3"><text:s text:c="8"/>int best; </text:p>
      <text:p text:style-name="P3"><text:s text:c="8"/>for(int j=0; j&lt;in.size(); j++) { </text:p>
      <text:p text:style-name="P3"><text:s text:c="12"/>//qDebug()&lt;&lt;"calc errors"; </text:p>
      <text:p text:style-name="P3"><text:soft-page-break/><text:s text:c="12"/>v2double outputs; </text:p>
      <text:p text:style-name="P3"><text:s text:c="12"/>for(int i=0; i&lt;population.size(); i++) { </text:p>
      <text:p text:style-name="P3"><text:s text:c="16"/>n_net temp_net = set_W(neuro_net,population[i]); </text:p>
      <text:p text:style-name="P3"><text:s text:c="16"/>temp_net = start_net(in[j],temp_net); </text:p>
      <text:p text:style-name="P3"><text:s text:c="16"/>outputs.append(temp_net.last()-&gt;output); </text:p>
      <text:p text:style-name="P3"><text:s text:c="12"/>} </text:p>
      <text:p text:style-name="P3"><text:s text:c="12"/>best = neural_rga.best_chromosome(outputs,target[j]); </text:p>
      <text:p text:style-name="P3"><text:s text:c="12"/>ret_net = set_W(neuro_net,population[best]); </text:p>
      <text:p text:style-name="P3"><text:s text:c="12"/>vdouble errors = neural_rga.calculate_fitness(outputs,target[j]); </text:p>
      <text:p text:style-name="P3"><text:s text:c="12"/>all_errors = vectr.vdouble_sum(all_errors,errors); </text:p>
      <text:p text:style-name="P3"><text:s text:c="12"/>error = error + vectr.vdouble_sum_elem(errors) / errors.size(); </text:p>
      <text:p text:style-name="P3"><text:s text:c="8"/>} </text:p>
      <text:p text:style-name="P3"><text:s text:c="8"/>P = P_start * exp(-1/T); </text:p>
      <text:p text:style-name="P3"><text:s text:c="8"/>T = T * alfa; </text:p>
      <text:p text:style-name="P3"><text:s text:c="8"/>qDebug()&lt;&lt;"Error="&lt;&lt;error&lt;&lt;"Temperature="&lt;&lt;T&lt;&lt;"Chance="&lt;&lt;P; </text:p>
      <text:p text:style-name="P3"><text:s text:c="4"/>} </text:p>
      <text:p text:style-name="P3"><text:s text:c="4"/>return ret_net; </text:p>
      <text:p text:style-name="P3">} </text:p>
      <text:p text:style-name="P3">cnn_data Trainer::image_rga_train(QString faces_dir, QString no_faces_dir) { </text:p>
      <text:p text:style-name="P3"><text:s text:c="4"/>float rms_error = 0.5; </text:p>
      <text:p text:style-name="P3"><text:s text:c="4"/>float blx_a_koef = 0.5; </text:p>
      <text:p text:style-name="P3"><text:s text:c="4"/>float rnd_start_range = -0.3; </text:p>
      <text:p text:style-name="P3"><text:s text:c="4"/>float rnd_end_range = 0.3; </text:p>
      <text:p text:style-name="P3"><text:s text:c="4"/>int populatin_size = 20; </text:p>
      <text:p text:style-name="P3"><text:s text:c="4"/>int chromosome_size = 1351; </text:p>
      <text:p text:style-name="P3"><text:s text:c="4"/>vfloat2d population; </text:p>
      <text:p text:style-name="P3"><text:s text:c="4"/>for(int i=0; i&lt;populatin_size; i++) { </text:p>
      <text:p text:style-name="P3"><text:s text:c="8"/>vfloat chromosome(chromosome_size); </text:p>
      <text:p text:style-name="P3"><text:s text:c="8"/>for(int j=0; j&lt;chromosome.size(); j++) { </text:p>
      <text:p text:style-name="P3"><text:s text:c="12"/>chromosome[j] = RND::random_float(rnd_start_range,rnd_end_range); </text:p>
      <text:p text:style-name="P3"><text:soft-page-break/><text:s text:c="8"/>} </text:p>
      <text:p text:style-name="P3"><text:s text:c="8"/>population.append(chromosome); </text:p>
      <text:p text:style-name="P3"><text:s text:c="4"/>} </text:p>
      <text:p text:style-name="P3"><text:s text:c="4"/>list_vfloat2d faces_data = FCFile::openFaces(faces_dir); </text:p>
      <text:p text:style-name="P3"><text:s text:c="4"/>vfloat2d faces_target; </text:p>
      <text:p text:style-name="P3"><text:s text:c="4"/>for(int i=0; i&lt;faces_data.size(); i++) { </text:p>
      <text:p text:style-name="P3"><text:s text:c="8"/>vfloat target; </text:p>
      <text:p text:style-name="P3"><text:s text:c="8"/>target.append(1); </text:p>
      <text:p text:style-name="P3"><text:s text:c="8"/>faces_target.append(target); </text:p>
      <text:p text:style-name="P3"><text:s text:c="4"/>} </text:p>
      <text:p text:style-name="P3"><text:s text:c="4"/>list_vfloat2d no_faces_data = FCFile::openFaces(no_faces_dir); </text:p>
      <text:p text:style-name="P3"><text:s text:c="4"/>vfloat2d no_faces_target; </text:p>
      <text:p text:style-name="P3"><text:s text:c="4"/>for(int i=0; i&lt;no_faces_data.size(); i++) { </text:p>
      <text:p text:style-name="P3"><text:s text:c="8"/>vfloat target; </text:p>
      <text:p text:style-name="P3"><text:s text:c="8"/>target.append(-1); </text:p>
      <text:p text:style-name="P3"><text:s text:c="8"/>no_faces_target.append(target); </text:p>
      <text:p text:style-name="P3"><text:s text:c="4"/>} </text:p>
      <text:p text:style-name="P3"><text:s text:c="4"/>list_vfloat2d input_data; </text:p>
      <text:p text:style-name="P3"><text:s text:c="4"/>for(int i=0; i&lt;faces_data.size(); i++) { </text:p>
      <text:p text:style-name="P3"><text:s text:c="8"/>input_data.append(faces_data.at(i)); </text:p>
      <text:p text:style-name="P3"><text:s text:c="4"/>} </text:p>
      <text:p text:style-name="P3"><text:s text:c="4"/>for(int i=0; i&lt;no_faces_data.size(); i++) { </text:p>
      <text:p text:style-name="P3"><text:s text:c="8"/>input_data.append(no_faces_data.at(i)); </text:p>
      <text:p text:style-name="P3"><text:s text:c="4"/>} </text:p>
      <text:p text:style-name="P3"><text:s text:c="4"/>vfloat2d target_data; </text:p>
      <text:p text:style-name="P3"><text:s text:c="4"/>for(int i=0; i&lt;faces_target.size(); i++) { </text:p>
      <text:p text:style-name="P3"><text:s text:c="8"/>target_data.append(faces_target.at(i)); </text:p>
      <text:p text:style-name="P3"><text:s text:c="4"/>} </text:p>
      <text:p text:style-name="P3"><text:s text:c="4"/>for(int i=0; i&lt;no_faces_target.size(); i++) { </text:p>
      <text:p text:style-name="P3"><text:s text:c="8"/>target_data.append(no_faces_target.at(i)); </text:p>
      <text:p text:style-name="P3"><text:soft-page-break/><text:s text:c="4"/>} </text:p>
      <text:p text:style-name="P3"><text:s text:c="4"/>cnn_data net = rga_train(input_data,target_data,population,rms_error,blx_a_koef,0,1001); </text:p>
      <text:p text:style-name="P3"><text:s text:c="4"/>return net; 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21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29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3T21:07:50</dc:date>
    <meta:editing-duration>PT07H27M52S</meta:editing-duration>
    <meta:editing-cycles>122</meta:editing-cycles>
    <meta:document-statistic meta:table-count="0" meta:image-count="0" meta:object-count="0" meta:page-count="47" meta:paragraph-count="1349" meta:word-count="3754" meta:character-count="45385"/>
    <meta:user-defined meta:name="Поле 1"/>
    <meta:user-defined meta:name="Поле 2"/>
    <meta:user-defined meta:name="Поле 3"/>
    <meta:user-defined meta:name="Поле 4"/>
  </office:meta>
</office:document-meta>
</file>